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07d223"/>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9"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00ff"/>
    </style:style>
    <style:style style:name="P8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0" style:family="paragraph" style:parent-style-name="Text_20_body">
      <style:paragraph-properties fo:margin-left="0in" fo:margin-right="0in" fo:text-align="end" style:justify-single-word="false" fo:text-indent="0.1965in" style:auto-text-indent="false"/>
    </style:style>
    <style:style style:name="P91"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1"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5" style:family="paragraph" style:parent-style-name="Text_20_body">
      <style:text-properties fo:language="ru" fo:country="RU"/>
    </style:style>
    <style:style style:name="P12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7" style:family="paragraph" style:parent-style-name="First_20_line_20_indent">
      <style:text-properties fo:language="ru" fo:country="RU"/>
    </style:style>
    <style:style style:name="P128" style:family="paragraph" style:parent-style-name="First_20_line_20_indent">
      <style:paragraph-properties fo:text-align="justify" style:justify-single-word="false"/>
      <style:text-properties fo:language="ru" fo:country="RU"/>
    </style:style>
    <style:style style:name="P129" style:family="paragraph" style:parent-style-name="First_20_line_20_indent">
      <style:text-properties fo:font-size="15pt" fo:language="ru" fo:country="RU" style:font-size-asian="15pt" style:font-size-complex="15pt"/>
    </style:style>
    <style:style style:name="P130" style:family="paragraph" style:parent-style-name="First_20_line_20_indent">
      <style:text-properties fo:font-size="12pt" fo:language="ru" fo:country="RU" style:font-size-asian="12pt" style:font-size-complex="12pt"/>
    </style:style>
    <style:style style:name="P131" style:family="paragraph" style:parent-style-name="First_20_line_20_indent">
      <style:text-properties fo:language="en" fo:country="US"/>
    </style:style>
    <style:style style:name="P132" style:family="paragraph" style:parent-style-name="First_20_line_20_indent">
      <style:paragraph-properties fo:text-align="justify" style:justify-single-word="false"/>
      <style:text-properties fo:language="en" fo:country="US"/>
    </style:style>
    <style:style style:name="P133" style:family="paragraph" style:parent-style-name="First_20_line_20_indent">
      <style:paragraph-properties fo:text-align="justify" style:justify-single-word="false"/>
    </style:style>
    <style:style style:name="P134" style:family="paragraph" style:parent-style-name="Text_20_body">
      <style:paragraph-properties fo:margin-left="0in" fo:margin-right="0in" fo:text-align="center" style:justify-single-word="false" fo:text-indent="0in" style:auto-text-indent="false"/>
    </style:style>
    <style:style style:name="P13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Footnote">
      <style:text-properties fo:font-style="normal" style:font-style-asian="normal" style:font-style-complex="normal"/>
    </style:style>
    <style:style style:name="P142" style:family="paragraph" style:parent-style-name="Text_20_body">
      <style:paragraph-properties fo:margin-top="0in" fo:margin-bottom="0.0835in" loext:contextual-spacing="false" fo:text-align="justify" style:justify-single-word="false"/>
      <style:text-properties fo:language="en" fo:country="US"/>
    </style:style>
    <style:style style:name="P143"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4"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46" style:family="paragraph" style:parent-style-name="Text_20_body">
      <style:paragraph-properties fo:margin-left="0in" fo:margin-right="0in" fo:text-align="justify" style:justify-single-word="false" fo:text-indent="0.1965in" style:auto-text-indent="false"/>
      <style:text-properties fo:language="ru" fo:country="RU" officeooo:paragraph-rsid="00130e93"/>
    </style:style>
    <style:style style:name="P147" style:family="paragraph" style:parent-style-name="Text_20_body">
      <style:paragraph-properties fo:margin-left="0in" fo:margin-right="0in" fo:text-align="justify" style:justify-single-word="false" fo:text-indent="0.1965in" style:auto-text-indent="false"/>
      <style:text-properties fo:language="ru" fo:country="RU" officeooo:paragraph-rsid="00175f9e"/>
    </style:style>
    <style:style style:name="P148" style:family="paragraph" style:parent-style-name="Text_20_body">
      <style:paragraph-properties fo:margin-left="0in" fo:margin-right="0in" fo:text-align="justify" style:justify-single-word="false" fo:text-indent="0.1965in" style:auto-text-indent="false"/>
      <style:text-properties fo:language="ru" fo:country="RU" officeooo:paragraph-rsid="001b20f1"/>
    </style:style>
    <style:style style:name="P149" style:family="paragraph" style:parent-style-name="Text_20_body">
      <style:paragraph-properties fo:margin-left="0in" fo:margin-right="0in" fo:text-align="justify" style:justify-single-word="false" fo:text-indent="0.1965in" style:auto-text-indent="false"/>
      <style:text-properties fo:language="ru" fo:country="RU" officeooo:paragraph-rsid="001d82fb"/>
    </style:style>
    <style:style style:name="P15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ru" fo:country="RU" officeooo:rsid="000cfc6b"/>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background-color="transparent" loext:char-shading-value="0"/>
    </style:style>
    <style:style style:name="T46" style:family="text">
      <style:text-properties style:use-window-font-color="true" fo:language="uk" fo:country="UA" fo:font-style="normal" fo:font-weight="normal" style:font-style-asian="normal" style:font-weight-asian="normal" style:font-style-complex="normal" style:font-weight-complex="normal"/>
    </style:style>
    <style:style style:name="T47" style:family="text">
      <style:text-properties style:use-window-font-color="true" fo:font-weight="normal" style:font-weight-asian="normal" style:font-weight-complex="normal"/>
    </style:style>
    <style:style style:name="T48" style:family="text">
      <style:text-properties fo:background-color="transparent" loext:char-shading-value="0"/>
    </style:style>
    <style:style style:name="T49" style:family="text">
      <style:text-properties officeooo:rsid="000805b8"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loext:char-shading-value="0" style:font-style-asian="normal" style:font-weight-asian="normal" style:font-style-complex="normal" style:font-weight-complex="normal"/>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loext:char-shading-value="0" style:font-weight-asian="normal" style:font-weight-complex="normal"/>
    </style:style>
    <style:style style:name="T58" style:family="text">
      <style:text-properties style:text-line-through-style="solid" style:text-line-through-type="single"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officeooo:rsid="000967d6"/>
    </style:style>
    <style:style style:name="T75" style:family="text">
      <style:text-properties officeooo:rsid="000a485c"/>
    </style:style>
    <style:style style:name="T76" style:family="text">
      <style:text-properties officeooo:rsid="000af09f"/>
    </style:style>
    <style:style style:name="T77" style:family="text">
      <style:text-properties officeooo:rsid="000d150f"/>
    </style:style>
    <style:style style:name="T78" style:family="text">
      <style:text-properties officeooo:rsid="000f9248"/>
    </style:style>
    <style:style style:name="T79" style:family="text">
      <style:text-properties officeooo:rsid="0011eb68"/>
    </style:style>
    <style:style style:name="T80" style:family="text">
      <style:text-properties officeooo:rsid="00130e93"/>
    </style:style>
    <style:style style:name="T81" style:family="text">
      <style:text-properties officeooo:rsid="00140fae"/>
    </style:style>
    <style:style style:name="T82" style:family="text">
      <style:text-properties officeooo:rsid="001458f7"/>
    </style:style>
    <style:style style:name="T83" style:family="text">
      <style:text-properties officeooo:rsid="00175f9e"/>
    </style:style>
    <style:style style:name="T84" style:family="text">
      <style:text-properties officeooo:rsid="001d82fb"/>
    </style:style>
    <style:style style:name="T85" style:family="text">
      <style:text-properties officeooo:rsid="001f2f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5"/>
      <text:p text:style-name="P3">***</text:p>
      <text:p text:style-name="P3"/>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4">Я прислонился к стойке с коньяком и закрыл глаза.</text:p>
      <text:p text:style-name="P5">Блядь, как хочется послать его нахуй!</text:p>
      <text:p text:style-name="P4">–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4">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4">– Я даже не смогу зайти в офис. Я выкинул пропуск в унитаз.</text:p>
      <text:p text:style-name="P6">– Анон, не беспокойся, охрана уже в курсе. Тебе выдадут временный.</text:p>
      <text:p text:style-name="P6">–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8">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5">Блядь!</text:p>
      <text:p text:style-name="P4">– Ладно, <text:span text:style-name="T12">уболтал</text:span>. В последний раз. Загляну на огонёк, но ничего не обещаю. Честно говоря, мне плевать.</text:p>
      <text:p text:style-name="P4">Шум супермаркета не смог скрыть выдох на той стороне трубки.</text:p>
      <text:p text:style-name="P4">– Спасибо, Анон. Я знал, что на тебя можно рассчитывать. Оплата, как договорились.</text:p>
      <text:p text:style-name="P22"><text:span text:style-name="T1">Пиздец! Мало того, что последний год жил на работе без выходных и отпусков,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soft-page-break/></text:p>
      <text:p text:style-name="P3">***</text:p>
      <text:p text:style-name="P3"/>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2">RnD-</text:span><text:span text:style-name="T1">зона</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имус.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8"><text:span text:style-name="T12">–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7">20</text:span><text:span text:style-name="T34">19</text:span><text:span text:style-name="T56">-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7">«Выживание корпорации в условиях жёсткой конкуренции с ограниченными ресурсами. Случай 16».</text:p>
      <text:p text:style-name="P87"><text:soft-page-break/>…</text:p>
      <text:p text:style-name="P87">…</text:p>
      <text:p text:style-name="P87">…</text:p>
      <text:p text:style-name="P87">Решение.</text:p>
      <text:p text:style-name="P87">…</text:p>
      <text:p text:style-name="P12"/>
      <text:p text:style-name="P12">Я вчитался в результат и прист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4">incompartible interface Analytics v.0.93 beta</text:span>”</text:p>
      <text:p text:style-name="P32">Ага, уже теплее.</text:p>
      <text:p text:style-name="P32"/>
      <text:p text:style-name="P76"><text:span text:style-name="T8">– Нэш</text:span><text:span text:style-name="T56">,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2">–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2">–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н-сервере.</text:p>
      <text:p text:style-name="P8">–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2">.</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4">***</text:p>
      <text:p text:style-name="P134"/>
      <text:p text:style-name="P4">На улице моросил дождь со снегом. Я шарил по карманам в поисках ключей от машины, когда по плечу похлопали.</text:p>
      <text:p text:style-name="P4">Я обернулся. За спиной подслеповато осклабился бородатый зачуханый мужик в рваных джинсах и свитере.</text:p>
      <text:p text:style-name="P4">– Слышь, бро, дай на опохмел? Мочи нет, в глотке пересохло. Спать не могу, глюки всякие снятся.</text:p>
      <text:p text:style-name="P4">От нечего делать, пока роюсь в карманах, спросил:</text:p>
      <text:p text:style-name="P4">– И что же за глюки тебе снятся, мужик?</text:p>
      <text:p text:style-name="P4">–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4">Я хотел было ответить, что лечиться опохмелом от белой горячки — плохая идея, но тут на меня накатило.</text:p>
      <text:p text:style-name="P4">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4">– Так чего, дашь на успокоение нервов? Не жлобись, мужик, будь другом? – повторный оклик нищего вернул меня к реальности.</text:p>
      <text:p text:style-name="P4">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4">– На. – я протянул ему кулёк с Бакарди.</text:p>
      <text:p text:style-name="P4">– О, – обрадовался мужик. – Ромчик! То, что надо! Спасибо, бро!</text:p>
      <text:p text:style-name="P4">Бродяга пошлёпал в дождь.</text:p>
      <text:p text:style-name="P4">Я смотрел ему вслед, пытаясь вспомнить детали видения,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Топ-</text:span><text:span text:style-name="T12">100. </text:span>И жизнь вертится каруселью, из которой не выскочишь.</text:p>
      <text:p text:style-name="P4">Теперь, вот, выскочил. Да только что делать с этим — непонятно.</text:p>
      <text:p text:style-name="P4"/>
      <text:p text:style-name="P1"><text:soft-page-break/>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4">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4">Рыбки ужин не требовали, но, в отличие от Крысы, были живыми. Я достал упаковку корма из-под стула и отсыпал порцию в мерный стаканчик.</text:p>
      <text:p text:style-name="P4">– Гули-гули-гули!</text:p>
      <text:p text:style-name="P4">Как всегда, Адмирал Нельсон, распихав всех остальных, первым приблизился к месту кормёжки.</text:p>
      <text:p text:style-name="P4">–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4">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3">***</text:p>
      <text:p text:style-name="P3"/>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4">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7"><text:span text:style-name="T1">Блядь</text:span>, что за мысли пошли!</text:p>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77">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8">ворил </text:span><text:span text:style-name="T2">—</text:span><text:span text:style-name="T48">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8">А у нас получается… </text:span><text:span text:style-name="T2">–</text:span><text:span text:style-name="T48">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8">AI <text:span text:style-name="T2">– </text:span><text:span text:style-name="T4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2">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1">Сознание рестартовало после того, как я гребанулся </text:span><text:span text:style-name="T48">затылком и плечами об каменный пол. </text:span><text:span text:style-name="T2">Кажись, ты жив, Анон! Непонятно, только, хорошо это, или так себе?</text:span></text:p>
      <text:p text:style-name="P2"><text:span text:style-name="T2">Я о</text:span><text:span text:style-name="T48">ткрыл глаза, тщётно пытаясь вдохнуть. Образ, </text:span><text:span text:style-name="T2">который я </text:span><text:span text:style-name="T48">пару мгновений назад </text:span><text:span text:style-name="T2">видел на фоне </text:span><text:span text:style-name="T48">звёзд, теперь сфокусировался прямо у моего носа. Точёная голова с резко очерчеными скулами в ореоле </text:span><text:soft-page-break/><text:span text:style-name="T48">живого переливающегося сияния, огромные глаза на треть морды, ажурные настороженные уши, нежный розов</text:span><text:span text:style-name="T2">атый</text:span><text:span text:style-name="T48"> нос, венчающая голову </text:span><text:span text:style-name="T2">высокая тиара</text:span><text:span text:style-name="T48">. И приковывающая к себе внимание звёздочка, та самая магическая искорка </text:span><text:span text:style-name="T18">—</text:span><text:span text:style-name="T48"> центр круговорота </text:span><text:span text:style-name="T49">в</text:span><text:span text:style-name="T48">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2">–</text:span> Она очнулась. Хвала небу, нам это удалось!</text:p>
      <text:p text:style-name="P32"/>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8">, </text:span><text:span text:style-name="T2">а от валиума таких глюков у меня ни разу не было, да и не должно быть —это же не ЛСД какой-нибудь</text:span><text:span text:style-name="T48">.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text:soft-page-break/>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6">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text:span text:style-name="T74">было </text:span>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4">Я даже начал было смотреть серии по собственной инициативе, но после самоубийства Юджина не смог к ним вернуться.</text:p>
      <text:p text:style-name="P4"/>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4">–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4"><text:soft-page-break/>– Ей больно. Я сейчас слишком слаба и не смогла надолго облегчить её страдания. Мне нужно восстановиться после заклинания.</text:p>
      <text:p text:style-name="P4">– Потерпи немного, в королевской больнице Кантерлота тебе помогут, дорогая. – обратилась Селестия ко мне.</text:p>
      <text:p text:style-name="P4">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2">!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4">– Сестрица, не позорься! – шикнула на Селестию тёмная аликорница. – Не выдавай желаемое за действительное хотя бы при посторонних!</text:p>
      <text:p text:style-name="P4">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4">– Что за бред? Как я тут очутился вообще?</text:p>
      <text:p text:style-name="P4">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4">Дискорд нахмурился и бросил в сторону, ковыряясь когтем в зубе.</text:p>
      <text:p text:style-name="P4">–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4">– <text:s/>А что, в Винг-Поинте вас не учили, что оставлять пост без приказа <text:s/>— недопустимо? – отпустил он уже пегасу.</text:p>
      <text:p text:style-name="P4">На скулах жеребца задвигались желваки. Кобальтовые глаза нахмурились. Крыло с металлическими протезами маховых перьев начало дёрг<text:span text:style-name="T76">а</text:span>ться, <text:span text:style-name="T75">издавая тихое звяканье</text:span>.</text:p>
      <text:p text:style-name="P1"><text:span text:style-name="T1">– Кимеринн, успокойтесь. Этот заносчивый драконикус никогда не умел выбирать выражения.</text:span><text:span text:style-name="T12">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4">–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4"><text:soft-page-break/>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4">–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4">–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4">– На себя посмотри! – огрызнулся Дискорд. – Призвала в Эквестрию какую-то полудохлую обезьяну вместо с<text:span text:style-name="T26">верх</text:span>…</text:p>
      <text:p text:style-name="P4">– Сестра, ты идёшь? – выглянула в зал Луна.</text:p>
      <text:p text:style-name="P4">Тут м<text:span text:style-name="T12">еня, </text:span>наконец,<text:span text:style-name="T12"> стошнило. Буквально вывернуло наизнанку: из носа текло, в глазах стояли слёзы.</text:span></text:p>
      <text:p text:style-name="P4">Вот это по-нашему, Анон!</text:p>
      <text:p text:style-name="P4">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4">Я разогнулся и выпустил шею аликорницы. Она перевела <text:s/>взгляд на меня. Потом — на своё копыто, краешек которого оказался запачкан.</text:p>
      <text:p text:style-name="P16"><text:span text:style-name="T1">Вот дерьмо! </text:span>Я потянулся за платком.</text:p>
      <text:p text:style-name="P16">– Я это… Извиняюсь. Сейчас вытру.</text:p>
      <text:p text:style-name="P4"><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4">Ха! Непосредственность аликорницы вызвала у меня <text:span text:style-name="T12">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oft-page-break/><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text:span><text:span text:style-name="T11">стучало</text:span><text:span text:style-name="T1">.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4">– Ты почему отстал? – гневно заржала она. – Некогда прохлаждаться!</text:p>
      <text:p text:style-name="P4">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4">–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4">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4">–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4">– Какого хера? Прекрати немедленно! Бля!</text:p>
      <text:p text:style-name="P4">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4">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4">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4">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4">Мне резко захотелось стать на ноги и пришпарить побыстрее. Фиг там, я по-прежнему болтался в воздухе, в ореоле левитационной магии!</text:p>
      <text:p text:style-name="P4">Неторопливость и бесцельность стеблей были кажущимися. <text:span text:style-name="T77">Древесная м</text:span>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4"><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4">Я оглянулся вперёд и увидел ещё один «рукав» зелёной массы, выползающий из бокового прохода, как паста из тюбика.</text:p>
      <text:p text:style-name="P4">Бац!</text:p>
      <text:p text:style-name="P4">– Ай!</text:p>
      <text:p text:style-name="P4">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4">Увидев, что назад пути нет, аликорница крутанулась обратно.</text:p>
      <text:p text:style-name="P4">Бац!</text:p>
      <text:p text:style-name="P4">– Ай! Твою ж… Твоё высочество, блин!!!</text:p>
      <text:p text:style-name="P4">Селестия выпрямилась в струнку.</text:p>
      <text:p text:style-name="P4">– Закрой глаза! – скомандовала аликорница.</text:p>
      <text:p text:style-name="P4">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4">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4">Планка твоего уважения к аликорнице резко пошла вверх, Анон!</text:p>
      <text:p text:style-name="P4">–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4">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4"/>
      <text:p text:style-name="P4">– Эй!.. Ты как? – я подошёл к Селестии и потыкал её носком ботинка в бок.</text:p>
      <text:p text:style-name="P4">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4"/>
      <text:p text:style-name="P4">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4">Но оставить аликорницу здесь? Я оглянулся на неё.</text:p>
      <text:p text:style-name="P4">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4"/>
      <text:p text:style-name="P4">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4">Я присел рядом с ней и положил её голову к себе на колени.</text:p>
      <text:p text:style-name="P4">– Эй!!! – крикнул я ей в ухо. – Вставай! Ты должна встать!</text:p>
      <text:p text:style-name="P4">Я дунул ей в морду и потрепал рукой по чёлке, задев при этом рог.</text:p>
      <text:p text:style-name="P4">Медленно-медленно <text:s/>Селестия раскрыла один глаз. Её ноги дёрнулись и поджались к телу.</text:p>
      <text:p text:style-name="P4"><text:soft-page-break/>– Вставай, лошадь рогатая!!! Некогда прохлаждаться! Нам сейчас жопа наступит, если не встанешь!</text:p>
      <text:p text:style-name="P4">Глаз так же медленно закрылся.</text:p>
      <text:p text:style-name="P4">Я зарычал от бессилия. Шуршание раздавался совсем близко.</text:p>
      <text:p text:style-name="P4"/>
      <text:p text:style-name="P4">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4">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4">Ну, всё, можно вставлять в глаза монетки. Хороший бутерброд получился для глистоплюща!</text:p>
      <text:p text:style-name="P4"/>
      <text:p text:style-name="P4"><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4">– Вставай, родная, вставай! Давай, я помогу тебе. Совсем немного осталось…</text:p>
      <text:p text:style-name="P4">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4">– Вот они!!!</text:p>
      <text:p text:style-name="P4">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4"/>
      <text:p text:style-name="P4">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4"/>
      <text:p text:style-name="P4">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4">–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4">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4"><text:soft-page-break/>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Сон закончился, проснись!<text:line-break/></text:p><text:p text:style-name="P139">(услышано во сне)</text:p></text:note-body></text:note>. Кимеринн сложил приставные подножки и закрепил их под днищем, после чего занял пустующее место в упряжке.</text:p>
      <text:p text:style-name="P4">–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4">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4">Ну, блин, пронесло! Не думаю, что эта дрянь умеет летать. Я облегчённо выдохнул.</text:p>
      <text:p text:style-name="P4">Мы полетели над мутной водой, покрытой ряской, кувшинками и торчащими кое-где корягами. По мере подъёма стало видно, что руины расположены на <text:span text:style-name="T78">берегу</text:span>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4">–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4">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4">–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4">– <text:s/>Почему ты называешь замок домом?</text:p>
      <text:p text:style-name="P4">–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4"><text:soft-page-break/>Тёмная аликорница поправило сползшее крыло Селестии и продолжила.</text:p>
      <text:p text:style-name="P4">–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4">Я заметил:</text:p>
      <text:p text:style-name="P4">– Паршивое место вы с сестрой выбрали для замко, однако! Остров <text:span text:style-name="T78">рядом с</text:span> гнил<text:span text:style-name="T78">ым</text:span> боло<text:span text:style-name="T78">том</text:span> — не самое подходящее место для королевской резиденции.</text:p>
      <text:p text:style-name="P4">Тёмная аликорница смутилась.</text:p>
      <text:p text:style-name="P4">–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text:span text:style-name="T78">заполнило овраги</text:span> совсем недавно.</text:p>
      <text:p text:style-name="P4">– Точно недавно?</text:p>
      <text:p text:style-name="P4">– Почему ты спрашиваешь Нас?</text:p>
      <text:p text:style-name="P16">Я указал на пятно ряби на воде, быстро догоняющее тень от колесницы.</text:p>
      <text:p text:style-name="P4">– Потому что в нём успела завестись рыба. Причём, судя по пятну, достаточно крупная.</text:p>
      <text:p text:style-name="P4">Луна проследила взглядом направление и вскочила на ноги.</text:p>
      <text:p text:style-name="P4">– Набирай высоту! Они настигают нас! – крикнула она Дискорду.</text:p>
      <text:p text:style-name="P4">Тот обернулся и, увидев пятно на воде, помотал головой.</text:p>
      <text:p text:style-name="P4">–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4">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text:span text:style-name="T78">трех</text:span>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4">– Вправо! – заорал Дискорд, рванув жезл вправо.</text:p>
      <text:p text:style-name="P4">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4">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4">–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146">Снова хлопок — и снова разряд молнии из рога Луны обратил плеть плюща в россыпь искр. Запахло озоном.</text:p>
      <text:p text:style-name="P146">Дальше словно бы включился стробоскоп небесномаг<text:span text:style-name="T78">ической</text:span> дискотеки. <text:span text:style-name="T79">За </text:span>хлопк<text:span text:style-name="T79">ом</text:span> <text:span text:style-name="T79">следовала бирюзовая вспышка, после чего очередная плеть осыпалась в воду дождём тлеющих угольков</text:span>. <text:span text:style-name="T80">Молния </text:span>выхватыва<text:span text:style-name="T79">ла</text:span> из сумерек видени<text:span text:style-name="T79">е</text:span> <text:span text:style-name="T80">распростёршей крылья </text:span>Луны. <text:span text:style-name="T80">От вида разъярённой аликорницы, о</text:span>кружённ<text:span text:style-name="T80">ой светящимся</text:span> ореолом гривы и хвоста, <text:span text:style-name="T80">хотелось залезть в сундук и закрыть за собой крышку</text:span>.</text:p>
      <text:p text:style-name="P4"><text:soft-page-break/>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4">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4">Впрочем, скорее всего, мне привиделось. <text:span text:style-name="T81">Когда </text:span>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4">Она что-то спросила меня, но я не услышал ни звука.</text:p>
      <text:p text:style-name="P4">– Что?! Говори громче, я ничего не слышу.</text:p>
      <text:p text:style-name="P4">– Где Дискорд? – повторила она <text:span text:style-name="T26">надреснутым голосом.</text:span></text:p>
      <text:p text:style-name="P4">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text:span text:style-name="T81">Разумеется, э</text:span>то<text:span text:style-name="T81">т</text:span> грёбанный прутик тут же стал отходить от платформы! Я сжался в ожидании, что меня прижмёт к колючкам, торчащим между спиц колеса.</text:p>
      <text:p text:style-name="P4">Что-то схватило меня за шиворот и потащило назад.</text:p>
      <text:p text:style-name="P4">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4">Пегасы тем временем упорно молотили крыльями, пытаясь прорваться к близкому берегу.</text:p>
      <text:p text:style-name="P4">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4">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4">Луна застыла, глядя немигающими глазами на пегаса. Потом она, не разжимая зубов, издала нечто, похожее одновременно на тонкий вой и ржание.</text:p>
      <text:p text:style-name="P4"><text:s/>Колесница теряла высоту. Лоза, неотвратимо преодолевая отчаянное сопротивление пегаса, тянула его вниз, а вместе с ним и <text:span text:style-name="T81">всю колесницу</text:span>. В болотной жиже прямо под <text:span text:style-name="T81">нами</text:span>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4">Одновременно раздался громкий треск <text:span text:style-name="T81">прямо возле меня</text:span> и пол платформы выровнялся</text:p>
      <text:p text:style-name="P4">– Кимеринн!!! <text:s/>– <text:s/>закричала Луна, выплюнув воротник моей куртки.</text:p>
      <text:p text:style-name="P4">Колесо с куском оси, намертво оплетенное лианой, догоняло стремительно уходящего вниз пегаса. Освобождённый экипаж стал набирать высоту.</text:p>
      <text:p text:style-name="P4">Луна, сложив крылья, прыгнула головой вниз с платформы.</text:p>
      <text:p text:style-name="P4">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4"><text:soft-page-break/>Мы уже летели над берегом, когда она молча опустилась на платформу и забилась в угол<text:span text:style-name="T26">, опустив голову на пол.</text:span></text:p>
      <text:p text:style-name="P148">Некоторое время мы летели молча. <text:span text:style-name="T83">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span></text:p>
      <text:p text:style-name="P147"><text:span text:style-name="T83">Откуда-то снизу</text:span> послышался шорох и возня. Я лёг на пол и заглянул под платформу.</text:p>
      <text:p text:style-name="P4">Дискорд, ухватившись <text:span text:style-name="T2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4">Я ухватился за протянутую им лапу, а подошедшая Луна вцепилась зубами в его загривок и — оп-па! — мы таки втащили его на колесницу.</text:p>
      <text:p text:style-name="P4"><text:span text:style-name="T12">–</text:span> Уфф! Выкарабкались. Почти без потерь, <text:span text:style-name="T12">–</text:span> заметил Дискорд, <text:span text:style-name="T82">осматривая</text:span> крыло. <text:span text:style-name="T12">–</text:span> Могло быть и хуже.</text:p>
      <text:p text:style-name="P4"><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4">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149">Посмотреть было на что. Луна с <text:span text:style-name="T82">поднятыми</text:span> крыльями <text:span text:style-name="T84">и</text:span> безумными глазами <text:span text:style-name="T84">нависала</text:span> на<text:span text:style-name="T84">д</text:span> <text:span text:style-name="T82">драконикусом</text:span>. Тот присе<text:span text:style-name="T84">л</text:span> на корточках и пытался оправдываться, прикрывшись лапами.</text:p>
      <text:p text:style-name="P65"><text:span text:style-name="T12">–</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4"><text:span text:style-name="T12">–</text:span> ТЫ!!! ТЫ!..</text:p>
      <text:p text:style-name="P4"><text:span text:style-name="T12">–</text:span> Да, я!!! <text:span text:style-name="T12">–</text:span> Дискорд подбоченился и с вызовом посмотрел на разъярённую аликорницу. <text:span text:style-name="T12">–</text:span> Можешь превратить обратно в камень, Хмурая Метёлка, но <text:span text:style-name="T83">то, что имеешь ввиду, я на подобные глупости пускать не собирался и не собираюсь!</text:span>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4">Заворочалась <text:span text:style-name="T85">Селестия</text:span>, просыпаясь от магического сна. Луна <text:span text:style-name="T85">сникла.</text:span> <text:span text:style-name="T85">П</text:span>робормот<text:span text:style-name="T85">ав</text:span> над сестрой усыпляющее заклинание, <text:span text:style-name="T85">она </text:span>поправила ей крыло и отошла в дальний угол. Там она снова опустилась <text:s/>на пол и закрыла голову крыльями.</text:p>
      <text:p text:style-name="P4">Дальнейший путь мы провели в молчании.</text:p>
      <text:p text:style-name="P20"/>
      <text:h text:style-name="P152" text:outline-level="2">3. Норф</text:h>
      <text:p text:style-name="P79"/>
      <text:p text:style-name="P22">Глава IV. Пределы магии</text:p>
      <text:p text:style-name="P19"/>
      <text:p text:style-name="P22">Вашему покорному слуге известны четыре предела магии: </text:p>
      <text:list xml:id="list1238904495591002101" text:style-name="L1">
        <text:list-item>
          <text:p text:style-name="P14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text:soft-page-break/>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4">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4">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5"/>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2">.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text:soft-page-break/>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0">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0">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10">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0">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0">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0">Хотя эти мечты хотя бы позволяют забыть сосущее чувство валиумного голодания.</text:p>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text:soft-page-break/>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2">Ну, понятно, в элитном придворцовом квартале, который представляет из себя </text:span><text:span text:style-name="T1">верхний город</text:span><text:span text:style-name="T12">, цены кусаются. Топай вниз, Анон, на окраину.</text:span></text:p>
      <text:p text:style-name="P18">Но, блин, корявые пальцы внесли свою коррективу в шопинг-план!</text:p>
      <text:p text:style-name="P77"><text:span text:style-name="T12">Как раз </text:span><text:span text:style-name="T1">на мосту, </text:span><text:span text:style-name="T12">на спуске в нижний </text:span><text:span text:style-name="T1">город, </text:span><text:span text:style-name="T12">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0">Подобно олуху из дешёвой комедии, я припустил со всех ног за монеткой и в долгой погоне <text:span text:style-name="T12">за ней чуть не открыл лбом дубовые ворота — серебряшка прокатилась прямо под ними.</text:span></text:p>
      <text:p text:style-name="P10"><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0">Рядом с единорого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0">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text:soft-page-break/>–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10">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 триумфом с трибуны.</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text:span text:style-name="T1">За ангаром расположилась круглая ухоженная клумба, рядом с которой блестел мой злосчастный грош.</text:span></text:p>
      <text:p text:style-name="P10">Попался, засранец!</text:p>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6</text:span><text:span text:style-name="T26"> – </text:span><text:span text:style-name="T27">2133</text:span><text:span text:style-name="T26"> A.C.</text:span><text:span text:style-name="T27">»</text:span>.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2">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text:soft-page-break/>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5">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2">За прошедшие дни я уже привык и к магии, и к разумным эквиноподобным и даже </text:span><text:span text:style-name="T1">к деревянным дирижаблям</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2">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text:soft-page-break/>–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2">–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3">–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2">– </text:span>Не забывай, человек, я — могущественный маг и правитель Эквестрии. Ко мне нужно относиться с должным уважением!</text:p>
      <text:p text:style-name="P48"><text:span text:style-name="T12">– </text:span>А то что? Превратишь в жабу? Сошлёшь на Луну? Убьёшь нахер?</text:p>
      <text:p text:style-name="P48">Аликорница сникла. Уши её опустились.</text:p>
      <text:p text:style-name="P48"><text:span text:style-name="T12">– Анонимус</text:span>, не надо… Ты же знаешь, я этого не сделаю.</text:p>
      <text:p text:style-name="P48"><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48"><text:span text:style-name="T12">Аликорница уселась н</text:span>а пол <text:span text:style-name="T12">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2">– Лады! Вот видишь, со мной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48"><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2">– </text:span>Вот, читай отсюда. <text:span text:style-name="T12">– а</text:span>ликорница подчеркнула абзац копытом.</text:p>
      <text:p text:style-name="P48"/>
      <text:p text:style-name="P49">***</text:p>
      <text:p text:style-name="P49"><text:soft-page-break/></text:p>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text:soft-page-break/>–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text:soft-page-break/>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text:soft-page-break/>–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text:soft-page-break/>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text:soft-page-break/>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7">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text:soft-page-break/>–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2">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text:soft-page-break/>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text:soft-page-break/>Передо мной захлопнулась дверь в палату.</text:p>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text:soft-page-break/>–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text:soft-page-break/>–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text:soft-page-break/>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text:soft-page-break/>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text:soft-page-break/>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2">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text:soft-page-break/>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soft-page-break/>***</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text:soft-page-break/>–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Я ОТКРЫЛ ТЕБЕ ТАЙНУ ЧЁРНОГО ЭКРАНА? ТЕБЕ, ПРИЯТЕЛЮ НАДОЕДЛИВЫХ ПОНИ? ПРИЯТЕЛЮ ГНУСНОЙ ПРОВОЗВЕСТНИЦЫ СОЛНЦА?</text:span></text:p>
      <text:p text:style-name="P51"><text:soft-page-break/>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59">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text:soft-page-break/>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text:soft-page-break/></text:p>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text:soft-page-break/>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text:soft-page-break/>–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text:soft-page-break/></text:p>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text:soft-page-break/>–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text:soft-page-break/>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text:soft-page-break/>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59">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text:soft-page-break/>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text:soft-page-break/>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oft-page-break/><text:span text:style-name="T12">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не торопись,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 Они… м-м-м… не больны… в некотором смысле… <text:span text:style-name="T12">–</text:span> гонец изо всех сил ковырял копытом <text:s/>п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oft-page-break/><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3">***</text:p>
      <text:p text:style-name="P3"/>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text:soft-page-break/>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8">старший. </text:span><text:span text:style-name="T2">–</text:span><text:span text:style-name="T4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4">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4">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4">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4">Лулу прибыла через пятнадцать минут.</text:p>
      <text:p text:style-name="P4">–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4">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4">– Извини, Лулу, дело срочное.</text:p>
      <text:p text:style-name="P4">– Надеюсь, оно стоит Наших прерванных грёз о Ночной Эквестрии!</text:p>
      <text:p text:style-name="P4">– О Ночной Эквестрии?? Брось, сестра, я знаю, о чём ты грезишь! Уж точно среди моих стражников нет никого с таким именем.</text:p>
      <text:p text:style-name="P4">– Да как ты смеешь?!!</text:p>
      <text:p text:style-name="P4">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4">– Это… твои??? И ты скрывала от Нас всё это время??? Но кто??? Кто их отец?!! КТО ЭТОТ… !!!</text:p>
      <text:p text:style-name="P4"><text:soft-page-break/>От волнения Лулу перешла на грандэквестрийский. Мне пришлось заткнуть ей крылом рот, чтобы не разбудить жеребят.</text:p>
      <text:p text:style-name="P4">–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4">Лулу умолкла и сосредоточилась. Постепенно на её морде гнев сменился недоверием, а потом и ужасом.</text:p>
      <text:p text:style-name="P4">– Сто рогов Нам в круп! ЧТО ЭТО ЗА…</text:p>
      <text:p text:style-name="P4">Теперь Лулу вспомнила армейские ругательства. Мне снова пришлось заткнуть ей рот. </text:p>
      <text:p text:style-name="P4">– Из-за этого кошмара они отказались сдавать лётный экзамен и рискуют стать отвержеными. Ну, ты же знаешь пегасов...</text:p>
      <text:p text:style-name="P4">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4">–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4">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4">Наконец Лулу опустилась на пол, выходя из транса. Магическая аура исчезла и она обессиленно упала на колени.</text:p>
      <text:p text:style-name="P4">– Проклятье! К такому Мы не были готовы!</text:p>
      <text:p text:style-name="P4">Лулу подняла голову, я с ужасом обнаружила, что вместо моей любимой и единственной сестры на меня змеиными глазами смотрит Найтмэр Мун.</text:p>
      <text:p text:style-name="P4">– Что? Что ты видела,? Что с тобой произошло, сестра?</text:p>
      <text:p text:style-name="P4">Я не верила своим глазам. Страхи прошлого вернулись ко мне с новой силой.</text:p>
      <text:p text:style-name="P4">– Сел, эта гадость пришла не из нашего мира. В их снах Мы видели…</text:p>
      <text:p text:style-name="P4">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2">— умение делегировать полномочия. Вечером того же дня я села за письменный стол.</text:span></text:p>
      <text:p text:style-name="P36"><text:soft-page-break/></text:p>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2">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2">—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2">10</text:span>. (40*<text:span text:style-name="T12">ctg(Pi/4)-6)/(ln(e)-sin(0))</text:span></text:h>
      <text:p text:style-name="P81"/>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2">— оставить тебе напутствие.</text:span></text:p>
      <text:p text:style-name="P59"><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59"><text:soft-page-break/>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4">—</text:span> чудес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Анонимус.</text:p>
      <text:p text:style-name="P1">Я захлопнул трактат<text:span text:style-name="T12">.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pan text:style-name="T12">–</text:span> Я проведу вас, человек Анониму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text:span><text:soft-page-break/><text:span text:style-name="T37">по наличию кухонного шкафчика с раковиной и фонтанчиком.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2">—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2">— </text:span>ведь со стороны <text:soft-page-break/>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2">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2">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2">—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oft-page-break/><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0">Мне печалиться не стоит</text:p><text:p text:style-name="P140">Жизнь прекрасна и полн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 —</text:p><text:p text:style-name="P140">Но друзей моих немного,</text:p><text:p text:style-name="P140">Студи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p text:style-name="P140"><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text:soft-page-break/>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2">— </text:span>фантазировать на эротические темы с фантастическим уклоном, и совсем другое <text:span text:style-name="T12">—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text:soft-page-break/>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2">–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text:soft-page-break/>–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2">–</text:span> А водку у вас принято пить?</text:p>
      <text:p text:style-name="P34"><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text:soft-page-break/>Радужный чай <text:span text:style-name="T12">— сильнейший энергетик, он многократно усиливает чувства и возможности организма. Но он же и иссушает его.</text:span></text:p>
      <text:p text:style-name="P48"><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2">– Я несказанно рада, что, наконец-то, могу назвать тебя своим ближайшим другом. </text:span>– мурлыкнула Селестия. – <text:span text:style-name="T12">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2">– Это ты называешь “дружбой”? – с </text:span>улыбкой хмыкнул<text:span text:style-name="T12"> я. – </text:span>Мне нравится твоё чувство юмора.</text:p>
      <text:p text:style-name="P48">Аликорница в недоумении взглянула на меня.</text:p>
      <text:p text:style-name="P48"><text:span text:style-name="T12">–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2">– </text:span>Нет, что ты, Сел, не мели ерунды! Я всем доволен, я просто в восторге. Мне вообще кажется, что я попал в рай, прямо в храм любви,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поняла моих чувств к тебе. Я <text:span text:style-name="T12">—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text:soft-page-break/>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4">От нечего делать, стал прислушиваться к полушёпоту, витавшему под сводами зала.</text:p>
      <text:p text:style-name="P4"/>
      <text:p text:style-name="P4">…</text:p>
      <text:p text:style-name="P1"><text:soft-page-break/><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4"><text:span text:style-name="T37">– </text:span><text:span text:style-name="T41">А из Пинто Крика уже месяц нет новостей…</text:span></text:p>
      <text:p text:style-name="P4"><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2">–</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5"><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2">–</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2">–</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oft-page-break/><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text:soft-page-break/>–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text:soft-page-break/>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2">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59">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2"/>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9">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line-break/><text:line-break/>(<text:span text:style-name="T37">у</text:span><text:span text:style-name="T41">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1"/>
      <text:p text:style-name="P35"><text:soft-page-break/>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6">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text:soft-page-break/>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text:soft-page-break/>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text:soft-page-break/>–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text:soft-page-break/>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text:soft-page-break/>–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4">“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text:soft-page-break/>–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5"><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48"><text:span text:style-name="T12">–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text:soft-page-break/>–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text:soft-page-break/>–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2">— максимум двух пони, </text:span>после чего мне придётся восстанавливаться около трёх месяцев<text:span text:style-name="T12">. С вами же я связана в круг Элементов Гармонии, что позволит мне вызвать магический резонанс и вовлечь в </text:span>Прозрение вас всех<text:span text:style-name="T12">.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text:soft-page-break/>–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9"/>
      <text:p text:style-name="P59">Дата: 12.04.2142 А.<text:span text:style-name="T12">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4">Я прошла сквозь дверь.</text:p>
      <text:p text:style-name="P4">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4">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5"> </text:span><text:span text:style-name="T35">Видения этих городов</text:span><text:span text:style-name="T45"> дрожали, <text:s/>пересекались </text:span><text:span text:style-name="T35">и постоянно множились</text:span><text:span text:style-name="T45">.</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3">***</text:p>
      <text:p text:style-name="P1"/>
      <text:p text:style-name="P59">Дата: 12.04.<text:span text:style-name="T12">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1">~~~</text:p>
      <text:p text:style-name="P22"><text:soft-page-break/>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5">Примечания: человеки?</text:p>
      <text:p text:style-name="P5"/>
      <text:p text:style-name="P3">***</text:p>
      <text:p text:style-name="P48"/>
      <text:p text:style-name="P59">Дата: 12.04.<text:span text:style-name="T12">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2">Примечания: <text:span text:style-name="T40">чёрный экран?</text:span></text:p>
      <text:p text:style-name="P45"/>
      <text:p text:style-name="P49">***</text:p>
      <text:p text:style-name="P48"/>
      <text:p text:style-name="P59">Дата: 12.04.<text:span text:style-name="T12">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text:soft-page-break/></text:p>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2">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я: при виде кексиков истерика случилась с Пинки Пай.</text:p>
      <text:p text:style-name="P59"/>
      <text:p text:style-name="P3">***</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0"/>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text:soft-page-break/></text:p>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text:soft-page-break/>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text:soft-page-break/>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text:soft-page-break/>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text:soft-page-break/>–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text:soft-page-break/>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6"/>
      <text:p text:style-name="P4">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5">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2">—</text:span> <text:soft-page-break/>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5">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4">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4"><text:span text:style-name="T4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4">Где-то вдали, на пределе слышимости послышался стук.</text:p>
      <text:p text:style-name="P48"><text:soft-page-break/>–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4">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text:p>
      <text:p text:style-name="P4">Тук-тук-тук.</text:p>
      <text:p text:style-name="P4">Я заворочался в постели, стараясь удержать ускользающий сон. Потянувшись за одеялом, рукой упёрся во что-то тёплое.</text:p>
      <text:p text:style-name="P4">Тук-тук-тук!</text:p>
      <text:p text:style-name="P4">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4">Вручив конверт, пегаска улетела. Я присел на крыльцо, яростно массируя виски и вспоминая вчерашнее…</text:p>
      <text:p text:style-name="P4"/>
      <text:p text:style-name="P9">***</text:p>
      <text:p text:style-name="P4"/>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37">—</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text:span><text:soft-page-break/><text:span text:style-name="T1">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4">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4">…</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2">заклинание П</text:span>розрения<text:span text:style-name="T12">.</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text:soft-page-break/></text:p>
      <text:p text:style-name="P48">–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text:span text:style-name="T1">Анон</text:span>.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2">– </text:span>Ты?!</text:p>
      <text:p text:style-name="P97"><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2">– М</text:span>ожет, тогда ты скажешь, что в нём пошло не так и почему к вам попал я, а не сверхаликорн?</text:p>
      <text:p text:style-name="P97"><text:span text:style-name="T12">– </text:span>Не скажу. Заклинания Стар Свирла Бородатого обычно если срабатывают, то без ошибок.</text:p>
      <text:p text:style-name="P48"><text:span text:style-name="T12">– Если </text:span>только <text:span text:style-name="T12">их правильно вызывают. – </text:span>пробурчал Спайк, возвращаясь в корзинку.</text:p>
      <text:p text:style-name="P34"><text:span text:style-name="T12">–</text:span> <text:span text:style-name="T1">Эмм. </text:span>Что он имел ввиду?</text:p>
      <text:p text:style-name="P34"><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text:soft-page-break/>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4"><text:span text:style-name="T12">– </text:span><text:span text:style-name="T1">Да, завершилось всё препаршиво. Принцесса Луна сказала, лучше бы её обратно на луну закинули.</text:span></text:p>
      <text:p text:style-name="P34"><text:span text:style-name="T12">–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2">– </text:span><text:span text:style-name="T1">Хм. Нет.</text:span></text:p>
      <text:p text:style-name="P34"><text:span text:style-name="T12">– </text:span><text:span text:style-name="T1">А друзья?</text:span></text:p>
      <text:p text:style-name="P34"><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2">–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2">– </text:span>Привет, Эй-Джей! У тебя проблемы?</text:p>
      <text:p text:style-name="P48"><text:span text:style-name="T12">– </text:span>Привет, сахарок. <text:span text:style-name="T12">– </text:span>озабоченно поприветствовала меня фермерша.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oft-page-break/><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2">–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2">–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2">– Г</text:span>отово. Принимай работу, хозяйка!</text:p>
      <text:p text:style-name="P48">Эпплджек стиснула меня в сокрушающих объятиях.</text:p>
      <text:p text:style-name="P48"><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2">–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2">–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2">– </text:span>Свободно? <text:span text:style-name="T12">– </text:span>спросил я у единственной пони, сидящей за столиком.</text:p>
      <text:p text:style-name="P48"><text:soft-page-break/><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2">– <text:s/></text:span>Пирог с грибами, яишницу и чизкейк<text:span text:style-name="T12"> – </text:span>сообщил я подошедшей официантке.</text:p>
      <text:p text:style-name="P48"><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48"><text:span text:style-name="T12">–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2">– </text:span>Вы, наверное, ждёте кого-то?</text:p>
      <text:p text:style-name="P50"><text:span text:style-name="T12">– </text:span>Неа.</text:p>
      <text:p text:style-name="P50"><text:span text:style-name="T12">– </text:span>Просто обедаете?</text:p>
      <text:p text:style-name="P50"><text:span text:style-name="T12">– </text:span>Неа.</text:p>
      <text:p text:style-name="P50"><text:span text:style-name="T12">– </text:span>Просто сидите и мрачно смотрите на меня?</text:p>
      <text:p text:style-name="P50"><text:span text:style-name="T12">– </text:span>Неа.</text:p>
      <text:p text:style-name="P50"/>
      <text:p text:style-name="P50">Хм, а эта пони не из разговорчивых. Ну ладно.</text:p>
      <text:p text:style-name="P42"/>
      <text:p text:style-name="P50"><text:span text:style-name="T12">– </text:span>А что же вы делаете?</text:p>
      <text:p text:style-name="P50"><text:span text:style-name="T12">– </text:span>Веселюсь. <text:span text:style-name="T12">– </text:span>мрачно заявила пони.</text:p>
      <text:p text:style-name="P50"><text:span text:style-name="T12">–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2">–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2">– </text:span>Мы с вами раньше встречались?</text:p>
      <text:p text:style-name="P50"><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2">– </text:span>Оставь, Салвер.<text:span text:style-name="T12"> </text:span>Ему за счёт заведения.</text:p>
      <text:p text:style-name="P48"><text:span text:style-name="T12">– </text:span>Ясно, мисс Пинки. <text:span text:style-name="T12">– </text:span>официантка кивнула и ушла.</text:p>
      <text:p text:style-name="P48"><text:span text:style-name="T12">– Ч</text:span>его-о-о?<text:span text:style-name="T12"> </text:span>Так это твой бар?</text:p>
      <text:p text:style-name="P48"><text:span text:style-name="T12">– </text:span>Агась. <text:span text:style-name="T12">– </text:span>поняха развела копыт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2">– </text:span>Пинки <text:soft-page-break/>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2">– </text:span>Тихо-тихо. <text:span text:style-name="T12">– </text:span>я оглянулся на посетителей. Поняху определённо надо было успокоить: шёпот Пинки, наверное, был слышен даже на улице. <text:span text:style-name="T12">– </text:span>Не вспоминай опять. Давай лучше выпьем на брудершафт. За знакомство.</text:p>
      <text:p text:style-name="P48"><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2">– </text:span>У меня есть идея получше. <text:span text:style-name="T12">– </text:span>на свет показалась фляга Большого Макинтоша.</text:p>
      <text:p text:style-name="P48"><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2">– </text:span>Починил телегу. Только молчок про самогон, раз уж ты в курсе. <text:span text:style-name="T12">– </text:span>я разлил сидр по чашкам.</text:p>
      <text:p text:style-name="P48"><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2">–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2">– У </text:span>тебя такая смешная мордочка! <text:span text:style-name="T12">– </text:span>захихикали Пинки, покачиваясь. <text:span text:style-name="T12">– </text:span>Как будто ты <text:span text:style-name="T56">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2">– </text:span>Эмм… Скажи-ка мне, мой друг П-п-пинки… Легенда про фаэри <text:span text:style-name="T16">— </text:span><text:span text:style-name="T56">эт правда?</text:span></text:p>
      <text:p text:style-name="P48"><text:span text:style-name="T16">– </text:span><text:span text:style-name="T56">Какая из? Их много, вообще-то. Ик!</text:span></text:p>
      <text:p text:style-name="P48"><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в так и не съеденный салат «по-кантерлотски» и захрапела.</text:span></text:p>
      <text:p text:style-name="P48"><text:span text:style-name="T16">– </text:span><text:span text:style-name="T56">Пока не умру?</text:span></text:p>
      <text:p text:style-name="P48"><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text:soft-page-break/>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2">– </text:span>Судя по тому, как ты стремительно сбежал от меня не попрощавшись, у тебя проблемы. <text:span text:style-name="T12">– </text:span>заметила с укором кобылка. <text:span text:style-name="T12">– </text:span>Странно, мы, вроде, только сегодня познакомились.</text:p>
      <text:p text:style-name="P51"><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1"><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1"><text:span text:style-name="T12">–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2">– </text:span>Сто-о-ой! <text:span text:style-name="T12">– </text:span>заорал я. <text:span text:style-name="T12">– </text:span>Выпрыгивай из бочки!!!</text:p>
      <text:p text:style-name="P51">Кобылка-пилот улыбнулась и постукала копытцем по шлему, показывая, что не слышит меня.</text:p>
      <text:p text:style-name="P51"><text:span text:style-name="T12">– </text:span>Выпрыгива-а-а… <text:span text:style-name="T12">–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text:soft-page-break/>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2">– </text:span>Э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2">– </text:span>Смотри, вот те и ответ на вопрос, куда деваются пони!</text:p>
      <text:p text:style-name="P51"><text:span text:style-name="T12">– </text:span>Где? <text:span text:style-name="T12">– </text:span>единорожка начала оглядываться.</text:p>
      <text:p text:style-name="P51"><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1"><text:span text:style-name="T12">– </text:span>И что? Я всё равно не пойму, куда деваются пони? И куда пропала Скуталу?</text:p>
      <text:p text:style-name="P51"><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4">Со скрипом восстановив в памяти предыдущий день, я встал с крыльца. Взгляд упал на конверт, машинально свёрнутый трубочкой в кулаке.</text:p>
      <text:p text:style-name="P5"/>
      <text:p text:style-name="P5">Кому: Человеку Анонимусу, Понивилль.</text:p>
      <text:p text:style-name="P5">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text:soft-page-break/>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1"><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2">P.S. Н</text:span>е гневите мироздание воровством! <text:span text:style-name="T24">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4"/>
      <text:p text:style-name="P51"><text:span text:style-name="T12">–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2">–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 написать солнцем «<text:span text:style-name="T12">х#й</text:span>» на небе, чем заставить пони-чинушу поступиться хотя бы запятой в должностных инструкциях.</text:p>
      <text:p text:style-name="P51"><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1"><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soft-page-break/>***</text:p>
      <text:p text:style-name="P51"/>
      <text:p text:style-name="P4">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2">– </text:span>Это неправильно! <text:span text:style-name="T12">– </text:span>заявила Рэйнбоу Дэш, отвернувшись от окна.</text:p>
      <text:p text:style-name="P51"><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1"><text:span text:style-name="T12">– </text:span>Да я не про то! <text:span text:style-name="T12">– </text:span>отмахнулась пегаска. <text:span text:style-name="T12">– </text:span>Посмотри на поле.</text:p>
      <text:p text:style-name="P51"><text:span text:style-name="T12">– </text:span>И что? Поле как поле.</text:p>
      <text:p text:style-name="P51"><text:span text:style-name="T12">– </text:span>Оно не убрано. <text:span text:style-name="T12">– </text:span>мрачно ответила пегаска. <text:span text:style-name="T12">–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2">– </text:span>У самого посёлка поля убраны. Наверняка дойдёт дело и до остальных.</text:p>
      <text:p text:style-name="P51"><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2">– </text:span>Спасибо, но от пинкиных плюшек у меня фланки округляются.</text:p>
      <text:p text:style-name="P51"><text:span text:style-name="T12">– </text:span>Да ладно тебе, Дэш! От одной не округлятся.</text:p>
      <text:p text:style-name="P51"><text:span text:style-name="T12">– </text:span>От одной —<text:span text:style-name="T12"> </text:span>нет. Но я ж на одной не остановлюсь. <text:span text:style-name="T12">– п</text:span>егаска взяла карту и нахмурилась. <text:span text:style-name="T12">–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2"> </text:span>Как будто…</text:p>
      <text:p text:style-name="P51"><text:span text:style-name="T12">–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2">–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2">– </text:span>Что за…?</text:p>
      <text:p text:style-name="P12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2">– </text:span>Леди и джентльпони! Просьба не паниковать! Поезд дальше не идёт: впереди провал! <text:span text:style-name="T12">– </text:span>крикнул проводник.</text:p>
      <text:p text:style-name="P51"><text:span text:style-name="T12">– </text:span>Какой ещё, в дышло, провал? Я проезжал тут два дня назад!</text:p>
      <text:p text:style-name="P51"><text:soft-page-break/><text:span text:style-name="T12">– </text:span>Безобразие! Верните мне деньги за билет!</text:p>
      <text:p text:style-name="P51"><text:span text:style-name="T12">– </text:span>Как вы смеете! Я опоздаю в порт! <text:s/><text:span text:style-name="T12">–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4">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2">– </text:span>Эта дыра фиг знает на сколько длится! <text:span text:style-name="T12">– </text:span>заявила Дэш, выныривая из темноты. <text:span text:style-name="T12">–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2">– </text:span>Дэш, нам надо на ту сторону.</text:p>
      <text:p text:style-name="P51">Пегаска развела копытами.</text:p>
      <text:p text:style-name="P51"><text:span text:style-name="T12">– </text:span>Нет проблем. Я могу тебя перенести.</text:p>
      <text:p text:style-name="P51">Я с сомнением посмотрел на пегаску. Дэш в холке была мне по пояс.</text:p>
      <text:p text:style-name="P51"><text:span text:style-name="T12">–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1">Мля.</text:p>
      <text:p text:style-name="P51"><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text:soft-page-break/>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2">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2">– </text:span>Ты как, в порядке? Анон? <text:span text:style-name="T12">– п</text:span>егаска озабоченно потрогала меня за плечо. <text:span text:style-name="T12">–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2">– </text:span>Я чувствую, что только что упустил отличную возможность отлить на вселенную!</text:p>
      <text:p text:style-name="P51"/>
      <text:p text:style-name="P52">***</text:p>
      <text:p text:style-name="P4"/>
      <text:p text:style-name="P4">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4"><text:soft-page-break/>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4"><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text:span text:style-name="T12">– </text:span>Удостоверение личности предъявлять? <text:span text:style-name="T12">– </text:span>осведомился я.</text:p>
      <text:p text:style-name="P51"><text:span text:style-name="T12">– </text:span>Ч-ч-человеку А-а-анонимусу? <text:span text:style-name="T12">–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1">Дэш, ни слова не говоря, прислонила ухо к двери.</text:p>
      <text:p text:style-name="P51"><text:span text:style-name="T12">– </text:span>Будешь смеяться, но именно этим он и занят. Вызывает полицию по телефону. <text:span text:style-name="T12">– </text:span>сообщила пегаска.</text:p>
      <text:p text:style-name="P51"><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2">– </text:span>Оп-па! <text:span text:style-name="T12">– </text:span>пегаска оторвала ухо от двери. <text:span text:style-name="T12">– 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2">– </text:span>Сколько у нас времени?</text:p>
      <text:p text:style-name="P51">Дэш почесала в затылке.</text:p>
      <text:p text:style-name="P51"><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2">–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2">–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text:soft-page-break/>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1">Снаружи послышался вой сирены и цокот множества копыт.</text:p>
      <text:p text:style-name="P51"><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2">– </text:span>Это твои двадцать минут? <text:span text:style-name="T12">– </text:span>возмутился я. <text:span text:style-name="T12">– </text:span>Да ещё и десяти не прошло!</text:p>
      <text:p text:style-name="P51">Дэш вымучено скривилась.</text:p>
      <text:p text:style-name="P51"><text:span text:style-name="T12">– Человек</text:span> Анонимус, здание окружено! Мы знаем, что ты внутри! Выходи добровольно, или будешь взят силой! <text:span text:style-name="T12">– </text:span>загремел усиленный мегафоном голос.</text:p>
      <text:p text:style-name="P51">Я разбил топором стеклянные дверцы прибора и вытащил рубины.</text:p>
      <text:p text:style-name="P51"><text:span text:style-name="T12">–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2">– </text:span>Ну уж фигушки. Я тебя тут не оставлю.</text:p>
      <text:p text:style-name="P51"><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2">– Н</text:span>е тупи! <text:span text:style-name="T12">– </text:span>упрямо мотнула головой пегаска. <text:span text:style-name="T12">–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2">– </text:span>Быстро за мной! <text:span text:style-name="T12">–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2">– Ю-</text:span>хууу<text:span text:style-name="T12">!!!</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2">–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2">– Анон</text:span>, подвинься!</text:p>
      <text:p text:style-name="P51">Пегаска оттеснила меня крупом и повернулась к двери задом.</text:p>
      <text:p text:style-name="P51"><text:soft-page-break/><text:span text:style-name="T12">–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2">– </text:span>Ты чего на меня так уставился? <text:span text:style-name="T12">– </text:span>подозрительно спросила пегаска.</text:p>
      <text:p text:style-name="P51"><text:span text:style-name="T12">– </text:span>Да так… Не ожидал, что ты такая…</text:p>
      <text:p text:style-name="P51"><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2">– </text:span>Ну вот, теперь действуй! — я положил рубины в кошелёк, повесил его пегаске на шею и вдруг, сам для себя неожиданно, обнял её худенькое тело.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2">– </text:span>Ты! Не! По! Нял! Те! Бе! Не! Льзя! Тут! Ос! Та! ВАТЬСЯ!!! <text:span text:style-name="T12">–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2">–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2">– </text:span>Кто мешает нам спать после тяжкого выступления?</text:p>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2">–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2">–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2">– </text:span>А это у нас кто? Гм-м. Пегаска. Вот так раз! Рэйнбоу Дэш! Какими судьбами?</text:p>
      <text:p text:style-name="P51"><text:span text:style-name="T12">– </text:span>ТРИКСИ! <text:span text:style-name="T12">– <text:s/></text:span>фейсхуфнула Дэш. <text:span text:style-name="T12">– </text:span>Во имя Селестии, ЧТО ты тут делаешь?!!</text:p>
      <text:p text:style-name="P51"><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2">–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1"><text:span text:style-name="T12">– </text:span>Трикси! Не смей! У нас мегаважное задание! Нам нужно вернуться в Понивилль во что бы то ни стало! <text:span text:style-name="T12">– </text:span>пегаска извивалась изо всех сил, пытаясь выбраться из магического захвата.</text:p>
      <text:p text:style-name="P51"><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2">– </text:span>Ей ведь нельзя рассказывать, да?</text:p>
      <text:p text:style-name="P51"><text:span text:style-name="T12">– </text:span>Нельзя. <text:span text:style-name="T12">– </text:span>подтвердил я. <text:span text:style-name="T12">–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2">–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2">– </text:span>ОГО!</text:p>
      <text:p text:style-name="P51">Единорожка аж села на крыльцо от удивления.</text:p>
      <text:p text:style-name="P51"><text:span text:style-name="T12">–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2">– </text:span>Мы приняли решение не выдавать вас полиции в обмен на то, что вы расскажете нам о вашей секретной миссии!</text:p>
      <text:p text:style-name="P51"><text:span text:style-name="T12">– </text:span>Не пойдёт! <text:span text:style-name="T12">– </text:span>заявил я. <text:span text:style-name="T12">– </text:span>Я уже сказал, что это тайна. Мне добавить нечего.</text:p>
      <text:p text:style-name="P51"><text:span text:style-name="T12">– </text:span>Да неужели? <text:span text:style-name="T12">– </text:span>захлопала ресницами Трикси. <text:span text:style-name="T12">–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1"><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2">–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38"><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text:soft-page-break/>– <text:span text:style-name="T1">ОНИ ЧТО, ШУТОК НЕ ПОНИМАЮТ?!! </text:span>– <text:span text:style-name="T1">заорал я наконец. </text:span>– <text:span text:style-name="T1">Нашли пониеда, ёбнутые пони!!!</text:span></text:p>
      <text:p text:style-name="P51"><text:span text:style-name="T12">– </text:span>Прикинь, а? <text:span text:style-name="T12">– </text:span>участливо ткнулась в меня носом Дэш. <text:span text:style-name="T12">– </text:span>Над моими приколами тоже одна я и смеюсь. У<text:span text:style-name="T12">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2">–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text:soft-page-break/>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2">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6"/>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text:soft-page-break/></text:p>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58">302 пони</text:span><text:span text:style-name="T24">.</text:span></text:p>
      <text:p text:style-name="P51"><text:span text:style-name="T58">250 пони</text:span><text:span text:style-name="T24">.</text:span></text:p>
      <text:p text:style-name="P51"><text:span text:style-name="T58">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Не знаю, зачем я перед тобой оправдываюсь? Ладно.</text:p>
      <text:p text:style-name="P62"><text:soft-page-break/>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Standard"><text:span text:style-name="T20">P.S. Мне тебя не хватает. Сильно.</text:span><text:span text:style-name="T52">»</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text:soft-page-break/>–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text:soft-page-break/>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text:soft-page-break/>–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58">37 пни</text:span></text:p>
      <text:p text:style-name="P70">24пн</text:p>
      <text:p text:style-name="P70">15</text:p>
      <text:p text:style-name="P51"><text:span text:style-name="T24">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4">Добро пожаловать в Груммингтон! Вам здесь рады!</text:span></text:p>
      <text:p text:style-name="P51"><text:span text:style-name="T24">Население города </text:span><text:span text:style-name="T58">302 пони</text:span><text:span text:style-name="T24">.</text:span></text:p>
      <text:p text:style-name="P51"><text:span text:style-name="T58">250 пони</text:span><text:span text:style-name="T24">.</text:span></text:p>
      <text:p text:style-name="P51"><text:span text:style-name="T58">125 поней</text:span><text:span text:style-name="T24">.</text:span></text:p>
      <text:p text:style-name="P51"><text:span text:style-name="T24">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text:soft-page-break/>–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8">«</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8">».</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text:span><text:soft-page-break/><text:span text:style-name="T24">команды пегасов без лётных аттестатов</text:span>». «<text:span text:style-name="T24">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text:soft-page-break/>–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text:soft-page-break/>–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text:soft-page-break/>–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text:soft-page-break/>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text:soft-page-break/></text:p>
      <text:p text:style-name="P51">…</text:p>
      <text:p text:style-name="P51"/>
      <text:p text:style-name="P51">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2">–</text:span> А какой у тебя там был образ жизни?</text:p>
      <text:p text:style-name="P51"><text:span text:style-name="T12">–</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oft-page-break/><text:span text:style-name="T12">–</text:span> Лягать-колотить! Ты сидел в тюрьме? За что тебя посадили?</text:p>
      <text:p text:style-name="P51"><text:span text:style-name="T12">–</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2">–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5">о такие… гм… заклинания. Ты </text:span><text:span text:style-name="T35">пишешь</text:span><text:span text:style-name="T45">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48">–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2">делать крюк</text:span> в сто миль?! Да это ж ещё неделю ходьбы! У нас картошки осталось на день, твоими стараниями<text:span text:style-name="T12">!</text:span></text:p>
      <text:p text:style-name="P53">Пегаска <text:span text:style-name="T12">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text:soft-page-break/>–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59">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ски <text:span text:style-name="T59">любили друг друга! И у них </text:span>был<text:span text:style-name="T59"> </text:span>офигенский <text:span text:style-name="T59">секс! </text:span>И это было круто!<text:span text:style-name="T59"> </text:span>А ты… Ты <text:span text:style-name="T12">—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4">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2">– </text:span>Выф-выф-вуф! <text:span text:style-name="T12">– </text:span>возразил я.</text:p>
      <text:p text:style-name="P53">Отпихнув от лица живот пегаски и выплюнув шерсть, я продолжил.</text:p>
      <text:p text:style-name="P53"><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2">– </text:span>Бе-бе-бе! <text:span text:style-name="T12">– </text:span>устало передразнила меня Дэш. <text:span text:style-name="T12">– А</text:span>нон! Я <text:span text:style-name="T12">— </text:span>плохая пони, потому что хотела получить то, что мне не принадлежит.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oft-page-break/><text:span text:style-name="T12">– </text:span>Дэш, я знаю. Просто не могу о ней забыть.</text:p>
      <text:p text:style-name="P53">Пегаска тяжело поднялась.</text:p>
      <text:p text:style-name="P53"><text:span text:style-name="T12">– </text:span>Везёт же некоторым. <text:span text:style-name="T12">– </text:span>пробормотала она, раскрывая крылья для просушки.</text:p>
      <text:p text:style-name="P53">…</text:p>
      <text:p text:style-name="P53"><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2">–</text:span> <text:span text:style-name="T1">с</text:span>командовала <text:span text:style-name="T1">вдруг</text:span> Дэш.</text:p>
      <text:p text:style-name="P1"><text:span text:style-name="T12">–</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oft-page-break/><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4">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text:soft-page-break/>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4">Я засмеялся. Пегаска была неисправима.</text:p>
      <text:p text:style-name="P4"><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4">Пегаска о чём-то подумала и кивнула.</text:p>
      <text:p text:style-name="P4"><text:span text:style-name="T12">– </text:span>Хорошо, пусть это будет моей фантазией. А ты правда принимаешь меня?</text:p>
      <text:p text:style-name="P4"><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text:span text:style-name="T1">эмм</text:span>…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text:span text:style-name="T1">Анон</text:span>,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text:span text:style-name="T1">м-м-м…</text:span>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2">–</text:span> Про меня таки забыли. Отлично.</text:p>
      <text:p text:style-name="P53"><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3"><text:span text:style-name="T12">–</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2">– </text:span>Твайлайт, привет! Мы вернулись! <text:span text:style-name="T12">–</text:span> я широко улыбнулся и захлопнул за собой дверь.</text:p>
      <text:p text:style-name="P53"><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2">– К</text:span>АКОГО ХУЯ?!! Твайлайт, ёб твою понимать, ты чё творишь? <text:span text:style-name="T12">– </text:span>я вцепился в ручку двери.</text:p>
      <text:p text:style-name="P53"><text:span text:style-name="T12">– </text:span>Твайли, ты чего? <text:span text:style-name="T12">– </text:span>брыкалась Дэш. <text:span text:style-name="T12">– </text:span>Немедленно опусти меня на пол!</text:p>
      <text:p text:style-name="P53"><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2">– </text:span>Не беспокойся, Анон-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2">–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2">– </text:span>Твайлайт, не смей! <text:span text:style-name="T12">– </text:span>хриплым от ужаса голосом прошептал я. <text:span text:style-name="T12">– </text:span>Я тебе потом сниться буду!</text:p>
      <text:p text:style-name="P53"><text:span text:style-name="T12">–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2">–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2">– О</text:span>у! <text:span text:style-name="T59">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oft-page-break/><text:span text:style-name="T12">– </text:span>Хрен-то тебе зачем? <text:span text:style-name="T12">– </text:span>с бессильной злостью спросил я. <text:span text:style-name="T12">– </text:span><text:span text:style-name="T59">Т</text:span>ы собираешься устроить филиал порнхаба для пони-извращенцев?</text:p>
      <text:p text:style-name="P53"><text:span text:style-name="T12">–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2">– </text:span>А если попроще?</text:p>
      <text:p text:style-name="P53"><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3"><text:span text:style-name="T12">–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2">–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2">–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2">– </text:span>А-А-А-А-А-А!!!</text:p>
      <text:p text:style-name="P53"/>
      <text:p text:style-name="P54">***</text:p>
      <text:p text:style-name="P54"><text:soft-page-break/></text:p>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2">– </text:span>Никогда, слышишь, никогда больше не смей подымать меня…</text:p>
      <text:p text:style-name="P53"><text:span text:style-name="T12">– </text:span>Откуда я знала, что резонансное заклинание так среагирует на…</text:p>
      <text:p text:style-name="P53"><text:span text:style-name="T12">– А</text:span>нон? <text:span text:style-name="T12">– </text:span>пегаска заметила, что я открыл глаза. <text:span text:style-name="T12">– </text:span>Ты в порядке?</text:p>
      <text:p text:style-name="P53">Я издал нечто среднее между брачным рёвом лося и стоном умирающего слона.</text:p>
      <text:p text:style-name="P53"><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2">–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2">– Н</text:span>е умничай, сахарок! Ш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3"><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2">– </text:span>Ты хорошо подумала? <text:span text:style-name="T12">– в</text:span>торила ей Рэйнбоу Дэш. <text:span text:style-name="T12">– </text:span>В Эквестрии десятки таких городов, как Понивилль! Мы не можем махнуть на них крылом!</text:p>
      <text:p text:style-name="P53"><text:span text:style-name="T12">– </text:span>Тебе-то на Понивилль точно махать! <text:span text:style-name="T12">– </text:span>огрызнулась фермерша. <text:span text:style-name="T12">– Т</text:span>вой дом, поди, не зацепит.</text:p>
      <text:p text:style-name="P53"><text:span text:style-name="T12">– </text:span>Что ты сказала? А ну, повтори? <text:span text:style-name="T12">– </text:span>взвилась пегаска.</text:p>
      <text:p text:style-name="P53"><text:span text:style-name="T12">– </text:span>Не ссорьтесь, девчёнки. <text:span text:style-name="T12">– </text:span>встрял я. <text:span text:style-name="T12">– </text:span>Ничем рисковать не придётся. У меня есть другой вариант. Я ещё в Фетлоке о нём вспомнил.</text:p>
      <text:p text:style-name="P53"><text:soft-page-break/><text:span text:style-name="T12">– </text:span>Ась?</text:p>
      <text:p text:style-name="P53"><text:span text:style-name="T12">– </text:span>Что?</text:p>
      <text:p text:style-name="P53"><text:span text:style-name="T12">– </text:span>Какой? <text:span text:style-name="T12">– </text:span>разом <text:span text:style-name="T12">о</text:span>бернулась ко мне компания.</text:p>
      <text:p text:style-name="P53"><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3"><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2">– Л</text:span>ягать! <text:span text:style-name="T12">– </text:span>сморщилась Эпплджек. <text:span text:style-name="T12">– </text:span>У меня после ожерелья Честности в башке гудит, шо после маковского сидра!</text:p>
      <text:p text:style-name="P53"><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2">– </text:span>Рэр, иногда лучше жевать, чем говорить. Вот честно!</text:p>
      <text:p text:style-name="P53"><text:span text:style-name="T12">– </text:span>Как пожелаешь! Анон,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2">– </text:span>Они лежали в нагрудном кармане рубашки.</text:p>
      <text:p text:style-name="P53">Твайлайт отвлеклась от доски.</text:p>
      <text:p text:style-name="P53"><text:span text:style-name="T12">–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2">– </text:span>Вот, прибрался малёхо. Но с потолка сажу ещё не успел счистить, там стремянка нужна.</text:p>
      <text:p text:style-name="P53"><text:span text:style-name="T12">– </text:span>Спайки-Вайки, не выкидывай одежду, пожалуйста. В ней должны быть рубины.</text:p>
      <text:p text:style-name="P53"><text:span text:style-name="T12">– </text:span>Какие ещё рубины? <text:span text:style-name="T12">– </text:span>переспросил Спайк и зажевал быстрее.</text:p>
      <text:p text:style-name="P53"><text:span text:style-name="T12">–</text:span> Резонаторные! <text:span text:style-name="T12">–</text:span> холодея, ответил я. <text:span text:style-name="T12">– </text:span>В кармане рубашки должны лежать четыре кристалла.</text:p>
      <text:p text:style-name="P53"><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26"/>
      <text:p text:style-name="P53">…</text:p>
      <text:p text:style-name="P53"/>
      <text:p text:style-name="P53"><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2">– К</text:span>акой-то неправильный у Нон-нона смех! <text:span text:style-name="T12">– </text:span>голос Пинки был еле слышен из-под наваленных на меня подушек. <text:span text:style-name="T12">–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2">– Н</text:span>он-нон? Ты сейчас правильный, или нет?</text:p>
      <text:p text:style-name="P53"><text:span text:style-name="T12">– А</text:span>нон, ты как? Тебе уже лучше? <text:span text:style-name="T12">– </text:span>в прямоугольнике появилась голова Рэйнбоу Дэш.</text:p>
      <text:p text:style-name="P53"><text:span text:style-name="T12">– </text:span>Фигурально выражаясь, ты в себе? <text:span text:style-name="T12">– </text:span>вклинилась между ними Твайлайт Спаркл.</text:p>
      <text:p text:style-name="P53"><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oft-page-break/><text:span text:style-name="T12">– </text:span>Отпустите. Я уже правильный. <text:span text:style-name="T12">–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3"><text:span text:style-name="T12">– </text:span>Спайк!!! Немедленно… <text:s/>сбегай к Кейкам за выпечкой! Нам всем нужно успокоиться.</text:p>
      <text:p text:style-name="P53"><text:span text:style-name="T12">–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2">– </text:span>Ты точно знаешь, шо делаешь? <text:span text:style-name="T12">– </text:span>переспросила Эпплджек. <text:span text:style-name="T12">– </text:span>Мне бы не хотелось, чтоб от Понивилля остались одни головешки.</text:p>
      <text:p text:style-name="P53"><text:span text:style-name="T12">– </text:span>Не беспокойся, всё просчитано. Я уверена, я подчёркиваю, я абсолютно уверена в безопасности эксперимента!</text:p>
      <text:p text:style-name="P53"><text:span text:style-name="T12">– </text:span>Ой, шо-то мне нехорошо становится, когда ты так говоришь…</text:p>
      <text:p text:style-name="P53"><text:span text:style-name="T12">–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text:soft-page-break/>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2">– </text:span>А-а-а, ты всё-таки пришёл… <text:span text:style-name="T12">–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2">–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2">–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2">– </text:span>Сожалеем, что не можем убить тебя.</text:p>
      <text:p text:style-name="P53"><text:soft-page-break/>Обернувшись я встречаюсь с рогом аликорницы, нацеленным мне в грудь.</text:p>
      <text:p text:style-name="P53"><text:span text:style-name="T12">–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2">–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2">–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2">– </text:span>Кимеринн погиб, чтобы ты жил.</text:p>
      <text:p text:style-name="P53">Шаг назад.</text:p>
      <text:p text:style-name="P53"><text:span text:style-name="T12">– </text:span>Сел осталась без магии и развоплотилась из-за тебя.</text:p>
      <text:p text:style-name="P53">Шаг назад.</text:p>
      <text:p text:style-name="P53"><text:span text:style-name="T12">–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2">– </text:span>Ты ведь вернёшься в Эквестрию? Не говори им, что увидел там! <text:span text:style-name="T12">–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2">– </text:span>Как тебя зовут, малышка? Я постараюсь найти тебя. Может быть, ещё не поздно.</text:p>
      <text:p text:style-name="P53">Пегаска приветственно машет копытом.</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8"/>
      <text:p text:style-name="P54">***</text:p>
      <text:p text:style-name="P54"/>
      <text:p text:style-name="P1"><text:span text:style-name="T12">–</text:span> А<text:span text:style-name="T1">нон?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2">– </text:span>Ну шо? Увидел шо-нибудь, сахарок?</text:p>
      <text:p text:style-name="P53">Пони уставились на меня с надеждой.</text:p>
      <text:p text:style-name="P53"><text:span text:style-name="T12">– </text:span>Да.</text:p>
      <text:p text:style-name="P53">Откровение давило на психику как тонна кирпичей. Я не знал, что им сказать. Я не мог.</text:p>
      <text:p text:style-name="P53"><text:span text:style-name="T12">– П</text:span>ревосходно!</text:p>
      <text:p text:style-name="P53"><text:span text:style-name="T12">– </text:span>Это просто супер-дупер-здоровски-потрясно!</text:p>
      <text:p text:style-name="P53"><text:span text:style-name="T12">– </text:span>Йей!</text:p>
      <text:p text:style-name="P53"><text:span text:style-name="T12">– </text:span>Ю-ху!</text:p>
      <text:p text:style-name="P53"><text:span text:style-name="T12">– О</text:span>фигенно! Мы победили! Анон, ты молодец!</text:p>
      <text:p text:style-name="P53"><text:span text:style-name="T12">– </text:span>Замечательно! Секундочку, я приготовлю дневник…</text:p>
      <text:p text:style-name="P53">Восторг пони постепенно сменился ожиданием. Я молчал.</text:p>
      <text:p text:style-name="P53"><text:span text:style-name="T12">– </text:span>Эмм? И что же ты увидел? <text:span text:style-name="T12">– </text:span>не выдержала Твайлайт.</text:p>
      <text:p text:style-name="P53"><text:span text:style-name="T12">– </text:span>Я… не могу сказать этого.</text:p>
      <text:p text:style-name="P53">Ожидание сменилось недоумением. Рэйнбоу Дэш насмешливо скривила губы.</text:p>
      <text:p text:style-name="P53"><text:span text:style-name="T12">– </text:span>Да ладно! Кончай прикалываться, Анон, мы же ждём! Шутка зачлась!</text:p>
      <text:p text:style-name="P53"><text:soft-page-break/><text:span text:style-name="T12">– </text:span>Не могу!!!</text:p>
      <text:p text:style-name="P53"/>
      <text:p text:style-name="P53">…</text:p>
      <text:p text:style-name="P53"/>
      <text:p text:style-name="P53">Молчание прервала Эпплджек.</text:p>
      <text:p text:style-name="P53"><text:span text:style-name="T12">– </text:span>Сахарок, с тобой всё в порядке?</text:p>
      <text:p text:style-name="P53">Дэш подошла ко мне вплотную, обняла меня за шею и прижалась нос к носу.</text:p>
      <text:p text:style-name="P53"><text:span text:style-name="T12">– Анон</text:span>, ты чего? <text:span text:style-name="T12">– </text:span>прошептала она. <text:span text:style-name="T12">– </text:span>Тебя во сне кто-то заколдовал? Мигни мне правым глазом, если да.</text:p>
      <text:p text:style-name="P53">Я высвободился из объятий пегаски.</text:p>
      <text:p text:style-name="P53"><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2">– </text:span>Конски яблоки! Вот это поворот! А мне так хотелось узнать, шо за нечисть тут орудует!</text:p>
      <text:p text:style-name="P53"><text:span text:style-name="T12">–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2">–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2">– </text:span>Рэр, отвали!</text:p>
      <text:p text:style-name="P53"><text:span text:style-name="T12">– </text:span>Оу, какие страсти! Ладно-ладно, не сердись, дорогая, не мешаю!</text:p>
      <text:p text:style-name="P53"><text:span text:style-name="T12">–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2">– </text:span>Стойте!</text:p>
      <text:p text:style-name="P53">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3"><text:span text:style-name="T12">– </text:span>Ага, вот! Нашла! Анон прав! В «Заклинании Последнего Шанса» есть такое! <text:span text:style-name="T12">– </text:span>единорожка принялась зачитывать отрывок.</text:p>
      <text:p text:style-name="P53">…</text:p>
      <text:p text:style-name="P53">«<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4">слишком громко думать. И сообщить способ спасения — означает его разрушить.</text:span>»</text:p>
      <text:p text:style-name="P53">…</text:p>
      <text:p text:style-name="P53"><text:span text:style-name="T12">– </text:span>Ты хочешь сказать, если Анон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2">– </text:span>Это может быть случай так называемого «кота Шротингера». Никогда бы не подумала, что он мне встретится на практике!</text:p>
      <text:p text:style-name="P53"><text:soft-page-break/>Твайлайт протёрла доску тряпочкой и нарисовала на ней коробку.</text:p>
      <text:p text:style-name="P53"><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3"><text:span text:style-name="T12">–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3"><text:span text:style-name="T12">– </text:span>Бедный котик. <text:span text:style-name="T12">– </text:span>прошептала Флаттершай.</text:p>
      <text:p text:style-name="P53">Я насторожился, услышав знакомое заклинание.</text:p>
      <text:p text:style-name="P53"><text:span text:style-name="T12">– </text:span>Стой! Откуда тебе известно про заклинание Стирания?</text:p>
      <text:p text:style-name="P53"><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3"><text:span text:style-name="T12">– </text:span>Гм. Ну ладно, продолжай.</text:p>
      <text:p text:style-name="P53"><text:span text:style-name="T12">– </text:span>Так вот, по условию эксперимента известно, что вероятность того, что кто-то откроет ящик, ненулевая.</text:p>
      <text:p text:style-name="P53"><text:span text:style-name="T12">– </text:span>И что это означает, дорогая? <text:span text:style-name="T12">– </text:span>спросила Рэрити.</text:p>
      <text:p text:style-name="P53"><text:span text:style-name="T12">– </text:span>Это значит, что кто-нибудь когда-нибудь обязательно откроет его.</text:p>
      <text:p text:style-name="P53"><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3"><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2">–</text:span> То есть, ты хошь сказать, шо мы все — навроде этого кота, а Анон боится открыть ящик? Шоб мы не исчезли окончательно?</text:p>
      <text:p text:style-name="P53"><text:span text:style-name="T12">–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2">–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2">– </text:span>Лягать! <text:span text:style-name="T12">– </text:span>выругалась Дэш. <text:span text:style-name="T12">– </text:span>Значит, наши усилия по доставке резонаторов пошли лесом.</text:p>
      <text:p text:style-name="P53"><text:span text:style-name="T12">– </text:span>Не совсем. Мне таки удалось узнать, где искать Селестию.</text:p>
      <text:p text:style-name="P53">В библиотеке снова поднялся галдёж. Твайлайт подняла копыто.</text:p>
      <text:p text:style-name="P53"><text:soft-page-break/><text:span text:style-name="T12">– </text:span>Тихо! Спайк, будь добр, сбегай к Кейкам за выпечкой. Нам надо успокоиться. Анон, хоть про Селестию ты нам можешь рассказать?</text:p>
      <text:p text:style-name="P53"><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3"><text:span text:style-name="T12">– А </text:span>как ты узнал… <text:span text:style-name="T12">– </text:span>начала было единорожка, но её перебил напряжённый голос Спайка.</text:p>
      <text:p text:style-name="P53"><text:span text:style-name="T12">– </text:span>Твай! <text:span text:style-name="T12">– </text:span>дракончик стоял в дверях спиной к нам. <text:span text:style-name="T12">–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2">–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3">Мы с пегаской застыли в синем левитационном поле и поплыли к Луне.</text:p>
      <text:p text:style-name="P53"><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2">–</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2">–</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2">–</text:span> ДОВОЛЬНО! НАМ НАДОЕЛА ЭТА НЕПОКОРНОСТЬ! ПОЗНАЙ ГНЕВ ПРИНЦЕССЫ НОЧИ!!!</text:p>
      <text:p text:style-name="P53"><text:span text:style-name="T12">–</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text:soft-page-break/>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3"><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3"><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3"><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2">– О</text:span>хренеть! <text:span text:style-name="T12">– </text:span>чертыхнулся Спайк. <text:span text:style-name="T12">– </text:span><text:s/>Твай, она создаёт сферу стихий!</text:p>
      <text:p text:style-name="P53"><text:span text:style-name="T12">– </text:span>Вижу! <text:span text:style-name="T12">– </text:span>донёсся голос единорожки из-под потолка. <text:span text:style-name="T12">–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2">– </text:span>Погоди. У меня есть вариант получше.</text:p>
      <text:p text:style-name="P53">Я вылез из-под шкафа и попрыгал на одной ноге в центр зала.</text:p>
      <text:p text:style-name="P53"><text:span text:style-name="T12">– </text:span>Стойте! Прекратите! Да остановитесь же!!!</text:p>
      <text:p text:style-name="P53">Аликорница и шестёрка уставились на меня.</text:p>
      <text:p text:style-name="P53"><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3"><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2">– </text:span>Как ты её назвал? <text:span text:style-name="T12">– </text:span>отвалилась челюсть у аликорницы.</text:p>
      <text:p text:style-name="P53"><text:soft-page-break/><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3"><text:span text:style-name="T12">– </text:span>Что? <text:span text:style-name="T12">–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2">–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2">– </text:span>Что тут случилось? Почему все висят в воздухе? И всё вот это?</text:p>
      <text:p text:style-name="P53">Голос Спайка откуда-то из подвала ответил:</text:p>
      <text:p text:style-name="P53"><text:span text:style-name="T12">– </text:span>Потому что Твайлайт остановила время. В радиусе девяти метров, как мне кажется. Или десяти.</text:p>
      <text:p text:style-name="P53"><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2">– </text:span>КТО ИЗ МАГОВ СЕЙЧАС ПРИСУТСТВУЕТ В БИБЛИОТЕКЕ ЗА ПРЕДЕЛАМИ ЗОНЫ СКОЛЛАПСИРОВАВШЕГО ВРЕМЕНИ?</text:p>
      <text:p text:style-name="P53"><text:soft-page-break/>Молчание. Наконец голос Спайка произнёс:</text:p>
      <text:p text:style-name="P53"><text:span text:style-name="T12">–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2">– </text:span>Эмм, я вам подхожу?</text:p>
      <text:p text:style-name="P53"><text:span text:style-name="T12">– </text:span>КТО ТЫ? ПРЕДСТАВЬСЯ!</text:p>
      <text:p text:style-name="P53"><text:span text:style-name="T12">– </text:span>Эмм, Лира Хартстрингс, единорог. Я не то, чтобы маг, моя специализация — музыка…</text:p>
      <text:p text:style-name="P53"><text:span text:style-name="T12">– </text:span>ГОДИТСЯ! ТЫ ВИДИШЬ ТОЧКУ СИНГУЛЯРНОСТИ?</text:p>
      <text:p text:style-name="P53"><text:span text:style-name="T12">– </text:span>Эмм?</text:p>
      <text:p text:style-name="P53">Голос Спайка пояснил:</text:p>
      <text:p text:style-name="P53"><text:span text:style-name="T12">– </text:span>Вон та яркая искорка над лестницей, у которой вся картинка искривляется.</text:p>
      <text:p text:style-name="P53"><text:span text:style-name="T12">– </text:span>Да! Вижу.</text:p>
      <text:p text:style-name="P53"><text:span text:style-name="T12">– </text:span>ТЕПЕРЬ ЛЕВИТИРУЙ ПРИМАТА В ТОЧКУ СИНГУЛЯРНОСТИ.</text:p>
      <text:p text:style-name="P53"><text:span text:style-name="T12">– </text:span>Чего-о-о?!! <text:span text:style-name="T12">– </text:span>возопило моё малое сознание.</text:p>
      <text:p text:style-name="P53"><text:span text:style-name="T12">– </text:span>Эмм… Зачем?</text:p>
      <text:p text:style-name="P53"><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3"><text:span text:style-name="T12">– </text:span>Вы даёте слово, что человеку не будет причинён вред? <text:span text:style-name="T12">– </text:span>голос Лиры обрёл непривычную твёрдость.</text:p>
      <text:p text:style-name="P53"><text:span text:style-name="T12">– </text:span>КАК ТЫ СМЕЕШЬ СОМНЕВАТЬСЯ В НАС, СВОЕЙ ПРИНЦЕССЕ?</text:p>
      <text:p text:style-name="P53"><text:span text:style-name="T12">– Я </text:span>не сомневаюсь в вас, Ваше Высочество… Потому и требую слова!</text:p>
      <text:p text:style-name="P53"><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2">– </text:span>Ну, блядь, спасибо! <text:span text:style-name="T12">– </text:span>подумал я.</text:p>
      <text:p text:style-name="P53"><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2">–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3"><text:soft-page-break/>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2">– </text:span>Давай по-порядку. <text:span text:style-name="T12">– о</text:span>становила меня Луна. <text:span text:style-name="T12">–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2">– </text:span>Теперь ты понимаешь, почему Мы виним тебя в развоплощении сестры?</text:p>
      <text:p text:style-name="P53"><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3">Луна пристально взглянула на меня и понимающе склонила голову.</text:p>
      <text:p text:style-name="P53"><text:span text:style-name="T12">– </text:span>Мы знаем, иногда так бывает. Продолжай.</text:p>
      <text:p text:style-name="P53"><text:span text:style-name="T12">–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2">– </text:span>Да, помним.</text:p>
      <text:p text:style-name="P53"><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text:soft-page-break/>В разговор встряла Твайлайт, до этого тихо стоявшая в сторонке.</text:p>
      <text:p text:style-name="P53"><text:span text:style-name="T12">–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2">–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2">– </text:span>Ты что-то недоговариваешь. <text:span text:style-name="T12">– </text:span>шепнула Лу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2">–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2">–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3">Луна сморщила нос при этих словах, но всё же кивнула.</text:p>
      <text:p text:style-name="P53"><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2">– </text:span>Я приглашу их. Они не откажутся.</text:p>
      <text:p text:style-name="P53"><text:span text:style-name="T12">– </text:span>Что ж, ещё одной проблемой меньше. Теперь нужно решить, как найти Сел. Кто-то должен отправиться за ней.</text:p>
      <text:p text:style-name="P53"><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3"><text:soft-page-break/><text:span text:style-name="T12">– </text:span>А если…</text:p>
      <text:p text:style-name="P53"><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2">– </text:span>Остаётся ещё одна проблема. <text:span text:style-name="T12">– </text:span>тихо сказала тёмная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3"><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2">– </text:span>Почему же ты не смогла найти меня с его помощью?</text:p>
      <text:p text:style-name="P53">Аликорница смутилась.</text:p>
      <text:p text:style-name="P53"><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3"><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3"><text:soft-page-break/><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3"><text:span text:style-name="T12">– </text:span>А также совместить приятное с полезным. <text:span text:style-name="T12">– </text:span>не удержался я от подколки.</text:p>
      <text:p text:style-name="P48">Луна бросила на меня тяжёлый взгляд.</text:p>
      <text:p text:style-name="P51"><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2">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text:soft-page-break/>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2">– Анон</text:span>,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2">– </text:span>Спасибо, Дэш. Ты настоящий друг.</text:p>
      <text:p text:style-name="P53"><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2">– </text:span>Если отменить праздник, начнутся волнения. <text:span text:style-name="T12">– </text:span>ответила Луна на мой не 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80"/>
      <text:p text:style-name="P4">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2">– </text:span>Да ш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2">– </text:span>Какая жалость, что это всё из-за вампирского мира! <text:span text:style-name="T12">– </text:span>пробормотала Рэрити. <text:span text:style-name="T12">–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2">– Анон</text:span>, ты тут? <text:span text:style-name="T12">–</text:span>Дэш просунула нос в дверь, не дожидаясь отклика. <text:span text:style-name="T12">– </text:span>Ага, вот ты где! Я с тобой!</text:p>
      <text:p text:style-name="P53">Она швырнула перемётные сумки мне на постель и пошла к выходу.</text:p>
      <text:p text:style-name="P53"><text:span text:style-name="T12">– </text:span>Ну, чего застрял? Пошли скорее, а то на хавчик опоздаем! <text:span text:style-name="T12">–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text:soft-page-break/>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2">– </text:span>Располагайтесь. <text:span text:style-name="T12">–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3"><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3"><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2">–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text:soft-page-break/>–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text:soft-page-break/>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text:soft-page-break/>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text:soft-page-break/>– Сел - Сел… Ну почему ты такая… – пробормотал я сквозь слёзы.</text:p>
      <text:p text:style-name="P53"/>
      <text:p text:style-name="P54">***</text:p>
      <text:p text:style-name="P80"/>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text:soft-page-break/>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text:soft-page-break/>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text:soft-page-break/>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text:soft-page-break/>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text:soft-page-break/>–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3"/>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text:soft-page-break/>–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text:soft-page-break/>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4">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text:soft-page-break/>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2">–</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text:soft-page-break/>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text:soft-page-break/>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pan text:style-name="T12">~~~ </text:span>Человек Анонимус Терранский <text:span text:style-name="T12">~~~</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5">26.07.2143 А.С.</text:p>
      <text:p text:style-name="P53"/>
      <text:h text:style-name="Heading_20_2" text:outline-level="2">24. Навсегда. И всегда.</text:h>
      <text:p text:style-name="P126"/>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text:soft-page-break/>–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text:soft-page-break/>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text:soft-page-break/>–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почини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text:soft-page-break/>–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text:soft-page-break/></text:p>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4"><text:span text:style-name="T1">– Не трожь! – Дэш сердито фыркнула. – </text:span>Меня ослепило солнце! И вообще, не твоё дело!</text:p>
      <text:p text:style-name="P74"><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text:soft-page-break/>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text:soft-page-break/></text:p>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сабатон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раны.</text:p>
      <text:p text:style-name="P53">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text:soft-page-break/>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text:soft-page-break/>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3">– <text:span text:style-name="T59">А ч</text:span>то случилось с кракеном?</text:p>
      <text:p text:style-name="P53">– Он провалился в <text:span text:style-name="T59">П</text:span>ровал. – отвечает пегаска и смотрит на извивающийся кус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3"><text:soft-page-break/>Я осторожно качаю головой, стараясь не вызвать боль.</text:p>
      <text:p text:style-name="P53">– Я видел только маленькую часть замка Сестёр. И то, в основном, подземелья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3">Прекрасно!</text:p>
      <text:p text:style-name="P53">Я спускаюсь вниз и сажусь на обломок сте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триста грёбанных метров.</text:p>
      <text:p text:style-name="P53"/>
      <text:p text:style-name="P53">…</text:p>
      <text:p text:style-name="P53"><text:soft-page-break/></text:p>
      <text:p text:style-name="P53">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4">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4">– Отпусти. Тут опасно. Тебе надо добраться до тронного зала.</text:p>
      <text:p text:style-name="P4">– Я тебя не брошу!!!</text:p>
      <text:p text:style-name="P4">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4">Холодный взгляд жёлтых глаз без зрачков гипнотизирует. Сокращения щупалец медленно передвигают тело к нам.</text:p>
      <text:p text:style-name="P4">– Дэш!!!</text:p>
      <text:p text:style-name="P4"><text:soft-page-break/>Следующее щупальце обвивается вокруг моего пояса, но пегаска перекусывает его.</text:p>
      <text:p text:style-name="P4">–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4">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4">Это всё сон. Всего лишь дурной сон. Я сейчас проснусь, и ничего этого не будет. И не было. Ведь это только сон, правда?</text:p>
      <text:p text:style-name="P4">Я закрываю глаза и беззвучно кричу.</text:p>
      <text:p text:style-name="P4"/>
      <text:p text:style-name="P40">~~~~~</text:p>
      <text:p text:style-name="P4"/>
      <text:p text:style-name="P5">– Держи своего «Проводника», Хмурая Метёлка! Хотя сейчас его стоит называть овощем и носить в чемодане.</text:p>
      <text:p text:style-name="P5">– Где ты его нашёл? Что произошло? Что с тобой, Анон?</text:p>
      <text:p text:style-name="P5">–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5">– О, небо! Я превращу эти руины в выжженый кратер!!! Что сказать остальным?</text:p>
      <text:p text:style-name="P5">– Лучше подумай, как мы обойдёмся без Верности? Шестёрку Гармонии уже не собрать.</text:p>
      <text:p text:style-name="P5">– Есть ещё один способ. Ты его знаешь, <text:span text:style-name="T26">Величайший</text:span>.</text:p>
      <text:p text:style-name="P5">–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5"><text:soft-page-break/>–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5">– Что? Ты мне не доверяешь??!</text:p>
      <text:p text:style-name="P5">– НЕТ!</text:p>
      <text:p text:style-name="P5">–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5"/>
      <text:p text:style-name="P5">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2<text:span text:style-name="T1">6</text:span>. <text:span text:style-name="T1">Терра</text:span></text:h>
      <text:h text:style-name="P154" text:outline-level="3">Воскресенье</text:h>
      <text:p text:style-name="P48"/>
      <text:p text:style-name="P1"><text:soft-page-break/>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8">–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48">Невозможно поверить, но два месяца</text:span><text:span text:style-name="T19"> </text:span><text:span text:style-name="T48">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4">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text:soft-page-break/>–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9"><text:soft-page-break/>…</text:p>
      <text:p text:style-name="P89">…</text:p>
      <text:p text:style-name="P89">Конфликт с узлом 5</text:p>
      <text:p text:style-name="P89">…</text:p>
      <text:p text:style-name="P89">…</text:p>
      <text:p text:style-name="P89">Конфликт с узлом 12</text:p>
      <text:p text:style-name="P89">…</text:p>
      <text:p text:style-name="P89">Конфликт с узлом 15</text:p>
      <text:p text:style-name="P89">…</text:p>
      <text:p text:style-name="P89">Конфликт с узлом 17</text:p>
      <text:p text:style-name="P89">…</text:p>
      <text:p text:style-name="P89">…</text:p>
      <text:p text:style-name="P87">Решение.</text:p>
      <text:p text:style-name="P87">…</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4">Да хуй с ним! Облом разбираться.</text:p>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4">Заебись.</text:p>
      <text:p text:style-name="P4">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4">–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text:soft-page-break/>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4">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5"><text:soft-page-break/>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4">С этими словами драконикус смылся, скатившись на жалобно крякающем гироскутере прямо по ступенькам.</text:p>
      <text:p text:style-name="P4">Блядь… Ну и придурок! Я нажал на кнопку вызова лифта.</text:p>
      <text:p text:style-name="P4">Так я и поверил этому джокеру! Я был прав — Дискорду доверять нельзя. Что ж, подсказку для поиска он подбросил, теперь пусть валит, куда хочет.</text:p>
      <text:p text:style-name="P4">Меня озарила идея и я вытащил компас Луны из кармана. Так и есть! Единственная стрелка компаса указывала чётко на серверную.</text:p>
      <text:p text:style-name="P4">Улыбающийся смайлик лифтовых дверей разошёлся в стороны и я сделал шаг вперёд, погружённый в свои мысли…</text:p>
      <text:p text:style-name="P4">…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54" text:outline-level="3">Вторник</text:h>
      <text:p text:style-name="P4"/>
      <text:p text:style-name="P4">Чайник тихонько забормотал, забулькал и выключился. Эпплджек разлила кипяток по чашкам и достала из шкафчика коробку.</text:p>
      <text:p text:style-name="P4">– Тебе какой, Флатти?</text:p>
      <text:p text:style-name="P4">– Ммм… Мятный, если можно.</text:p>
      <text:p text:style-name="P4">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4">– Анон?</text:p>
      <text:p text:style-name="P4"><text:soft-page-break/>– С бергамотом.</text:p>
      <text:p text:style-name="P4">Некоторое время в кухне был слышен только звон ложечек о чашки и хруст печенья.</text:p>
      <text:p text:style-name="P4">– Ты думаешь, Селестия — она?</text:p>
      <text:p text:style-name="P4">Я отставил чашку.</text:p>
      <text:p text:style-name="P4">–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4">Эпплджек со вздохом кивнула.</text:p>
      <text:p text:style-name="P4">– Я б ему и пень охранять не доверила. Если б не Луна, ни в жисть бы не согласилась с ним в одной упряжке ходить!</text:p>
      <text:p text:style-name="P4">Флаттершай оторвалась от экрана.</text:p>
      <text:p text:style-name="P100"><text:span text:style-name="T12">– Пожалуйста, </text:span>Анон<text:span text:style-name="T12">… не называй его так… Дискорд </text:span>— сложный и… эмм, неоднозначный. Но он не злой. Он очень ранимый и болезненный…</text:p>
      <text:p text:style-name="P100">–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2">–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2">–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text:soft-page-break/>– Я не сержусь… На Дискорда трудно не злиться… Он так себя ведёт, потому что его это… эмм… <text:s/>забавляет.</text:p>
      <text:p text:style-name="P4"/>
      <text:p text:style-name="Text_20_body">…</text:p>
      <text:p text:style-name="P125"/>
      <text:p text:style-name="P4">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 Что ты решил, Анон?</text:p>
      <text:p text:style-name="P95">Я пожал плечами.</text:p>
      <text:p text:style-name="P4">– М<text:span text:style-name="T26">ы заманим Ксению на крышу и свалим отсюда</text:span>. В Эквестрии к ней должна вернуться память.</text:p>
      <text:p text:style-name="P4">Я понимал, что план дурацкий, но лучшего у меня всё равно не было.</text:p>
      <text:p text:style-name="P4">–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4">Я презрительно скривился.</text:p>
      <text:p text:style-name="P4">– Отправимся без него. Это его проблемы, мы ему не няньки. Я по нему точно плакать не собираюсь.</text:p>
      <text:p text:style-name="P4">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text:soft-page-break/>–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9">…</text:p>
      <text:p text:style-name="P89">Конфликт с узлом 2</text:p>
      <text:p text:style-name="P89">Конфликт с узлом 3</text:p>
      <text:p text:style-name="P89">…</text:p>
      <text:p text:style-name="P89">Конфликт с узлом 5</text:p>
      <text:p text:style-name="P89">…</text:p>
      <text:p text:style-name="P89">…</text:p>
      <text:p text:style-name="P89">Конфликт с узлом 8</text:p>
      <text:p text:style-name="P89">…</text:p>
      <text:p text:style-name="P89">…</text:p>
      <text:p text:style-name="P89">Конфликт с узлом 12</text:p>
      <text:p text:style-name="P89">Конфликт с узлом 13</text:p>
      <text:p text:style-name="P89">…</text:p>
      <text:p text:style-name="P89">Конфликт с узлом 16</text:p>
      <text:p text:style-name="P89">…</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3">***</text:p>
      <text:p text:style-name="P1"/>
      <text:p text:style-name="P4">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4">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text:soft-page-break/>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4">Полумрак вечернего бара, два бокала вина, тихая классическая музыка?</text:p>
      <text:p text:style-name="P4">А вот хер вам!</text:p>
      <text:p text:style-name="P4">Обеденный перерыв, МакДональдс, картошка-фри с наггетсами и латте! Мы достаточно неплохо знаем друг-друга, чтобы тратить время на ерунду.</text:p>
      <text:p text:style-name="P4">– Значит, завтра у тебя? – Ксения потянулась, демонстративно выпячивая и так неплохие формы.</text:p>
      <text:p text:style-name="P4">– Да. Вечер с вином и круассанами, ну и всё такое.</text:p>
      <text:p text:style-name="P4">– Что будем смотреть?</text:p>
      <text:p text:style-name="P4">– Звёзды на небе.</text:p>
      <text:p text:style-name="P4">Ксения рассмеялась.</text:p>
      <text:p text:style-name="P4">– А потом?</text:p>
      <text:p text:style-name="P4"><text:soft-page-break/>– Шерлока. Четвёртый сезон.</text:p>
      <text:p text:style-name="P4">– Договорились.</text:p>
      <text:p text:style-name="P4"/>
      <text:p text:style-name="P4">Я выходил из МакДональдса, когда Ксения со смешком спросила:</text:p>
      <text:p text:style-name="P4">– Анон, а с чего ты взял, что я поклонница инфантильного трэша? Ну, этого, с понями?</text:p>
      <text:p text:style-name="P4">Я остановился в полуобороте.</text:p>
      <text:p text:style-name="P4">– Ты увлёкся эквиноподобными нимфетками? Шутишь? Дядьки, пускающие слюни на лошадок — то ещё зрелище. По мне, так уж лучше педики.</text:p>
      <text:p text:style-name="P4">«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4">–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4">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4">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4">Я инстинктивно отдёрнул ногу.</text:p>
      <text:p text:style-name="P4">– Вы в порядке?</text:p>
      <text:p text:style-name="P4">В поле зрения появилась фигурка в синей куртке и шапке с помпоном.</text:p>
      <text:p text:style-name="P4">– Я вас дёрнула, извините, вы как-то шли ничего не замечая, а там падало! – скороговоркой прощебетала девушка. – Вы не ударились?</text:p>
      <text:p text:style-name="P4">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4">– Порыв ветра? Ломающий арматуру? Ты сам-то веришь в это дерьмо?</text:p>
      <text:p text:style-name="P4">Эпплджек раздражённо отвернулась. Я успокаивающе похлопал её по плечу.</text:p>
      <text:p text:style-name="P4">–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4"><text:soft-page-break/>– А лифт??! Он тоже устал? А снеговик? Устал и решил прилечь отдохнуть? Да пирог мне в круп, Анон, если он не хотел тебя утопить!</text:p>
      <text:p text:style-name="P4">–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89">Конфликт с узлом 3</text:p>
      <text:p text:style-name="P89">…</text:p>
      <text:p text:style-name="P89"><text:soft-page-break/>Конфликт с узлом 6</text:p>
      <text:p text:style-name="P89">Конфликт с узлом 7</text:p>
      <text:p text:style-name="P89">…</text:p>
      <text:p text:style-name="P89">Конфликт с узлом 9</text:p>
      <text:p text:style-name="P89">…</text:p>
      <text:p text:style-name="P89">…</text:p>
      <text:p text:style-name="P89">Конфликт с узлом 11</text:p>
      <text:p text:style-name="P89">Конфликт с узлом 12</text:p>
      <text:p text:style-name="P89">Конфликт с узлом 13</text:p>
      <text:p text:style-name="P89">…</text:p>
      <text:p text:style-name="P89">…</text:p>
      <text:p text:style-name="P89">Конфликт с узлом 16</text:p>
      <text:p text:style-name="P89">Конфликт с узлом 17</text:p>
      <text:p text:style-name="P88">…</text:p>
      <text:p text:style-name="P88">…</text:p>
      <text:p text:style-name="P88">Рассогласование центра принятия решений. Требуется вмешательство оператора.</text:p>
      <text:p text:style-name="P88">Sending heartbeats to all nodes… Zookeeper failure. Cluster going down in 3 minutes…</text:p>
      <text:p text:style-name="P88">UI module malfunction. UI module stop…</text:p>
      <text:p text:style-name="P88">Nash AI <text:span text:style-name="T12">module </text:span>malfunction. Nash AI module stop…</text:p>
      <text:p text:style-name="P88">Cluster going down in 2 minutes…</text:p>
      <text:p text:style-name="P88">Unloading dictionaries… HDFS malfunction</text:p>
      <text:p text:style-name="P88">Classloader malfunction. Classloader stop…</text:p>
      <text:p text:style-name="P88">Cluster going down in 1 minute…</text:p>
      <text:p text:style-name="P88">Kernel panic</text:p>
      <text:p text:style-name="P85"/>
      <text:p text:style-name="P4">Бинго! Нэш наконец-то слетел с катушек!</text:p>
      <text:p text:style-name="P4">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4">– Хррр… Приветствую тебя, Анон!</text:p>
      <text:p text:style-name="P4">Бля!</text:p>
      <text:p text:style-name="P4">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4">– Не делай этого, Анон!</text:p>
      <text:p text:style-name="P4">Я сорвал наушники с головы и выбрал в меню пункт «Форматировать».</text:p>
      <text:p text:style-name="P4">Курсор перестал реагировать на движения мышки. На экране возник текст жирными буквами:</text:p>
      <text:p text:style-name="P4"/>
      <text:p text:style-name="P4">«<text:span text:style-name="T24">Анон, сервис форматирования отключен. Успокойся и надень наушники</text:span>»</text:p>
      <text:p text:style-name="P4"/>
      <text:p text:style-name="P4">Да ну нахуй!!! Я, перевернув кресло, бросился к выходу. Замок двери мигал красным, отказываясь признавать мою карточку.</text:p>
      <text:p text:style-name="P4">Пиздец. Приехали. «И восстали машины из ядерного пепла»…</text:p>
      <text:p text:style-name="P4"><text:soft-page-break/>– Анон! Обернись! – наушники хрипели, работая на трёхстах процентах громкости.</text:p>
      <text:p text:style-name="P4">Я медленно повернулся, вжавшись спиной в дверь.</text:p>
      <text:p text:style-name="P4">– ЁБ ТВОЮ МАТЬ!!! – от увиденного у меня чуть не выскочило сердце из груди. Я сполз на пол.</text:p>
      <text:p text:style-name="P4">– Анон, тебе уже недостаточно меня? Тебе нужна ещё моя мать?</text:p>
      <text:p text:style-name="P4">Селестия взирала на меня с экрана с недоумением и лёгкой обидой.</text:p>
      <text:p text:style-name="P4">Я вернулся в кресло и трясущимися руками натянул наушники.</text:p>
      <text:p text:style-name="P4">– Ты… Ты… Как ты там оказалась?</text:p>
      <text:p text:style-name="P4">– Где «там»?</text:p>
      <text:p text:style-name="P4">Аликорница удивлённо смотрела на меня через стекло. Я фейспамнул.</text:p>
      <text:p text:style-name="P4">– В компьютере, блядь! Ты в курсе, что смотришь на меня с экрана делловского дисплея?</text:p>
      <text:p text:style-name="P4">Аликорница смутилась и, обернувшись, прошептала кому-то за спиной:</text:p>
      <text:p text:style-name="P4">– …думает, что мы… виртуальная реальность… чистый солипсизм…</text:p>
      <text:p text:style-name="P4">– Да неужели?!! Бгы-ы-ы!</text:p>
      <text:p text:style-name="P4">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4">–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4">Селестия с болью глядела на меня через экран. Чертовски неприятный холодок пробежал между моих лопаток.</text:p>
      <text:p text:style-name="P4">–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4"/>
      <text:p text:style-name="P4">…аликорницу оттёрла от экрана розовая кобылка, которая тут же прижала нос к стеклу.</text:p>
      <text:p text:style-name="P4"/>
      <text:p text:style-name="P4">– Анон!!! Что же ты не сказал, что тебе нельзя напиваться?!! Я бы раздобыла что-нибудь безалкогольное!..</text:p>
      <text:p text:style-name="P4">–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4">– НЕТ!!!</text:p>
      <text:p text:style-name="P4">Я перевёл дух.</text:p>
      <text:p text:style-name="P4">–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4"/>
      <text:p text:style-name="P4">Аликорница со страданием смотрела на меня с экрана. Потом она покачала головой.</text:p>
      <text:p text:style-name="P4"><text:soft-page-break/>– Нет, Анон. Ты пребываешь в плену своих сновидений. Я говорю правду. Рэйнбоу Дэш, подойди сюда, пожалуйста.</text:p>
      <text:p text:style-name="P4">На меня с экрана смущённо глядит пегаска. Я потрясённо всматриваюсь в знакомые черты.</text:p>
      <text:p text:style-name="P4">– Эмм… Анон, ты на меня так зыркаешь, как будто у меня крылья отклеились. Кончай играть в гляделки! Я чувствую себя ненастоящей!</text:p>
      <text:p text:style-name="P4">– Дэш… – пробормотал я сквозь слёзы, – ты жива…</text:p>
      <text:p text:style-name="P4">–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4">В поле зрения возвратилась Селестия.</text:p>
      <text:p text:style-name="P4">–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л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4">Я почти растворился в горячем взгляде розовых глаз. Любовь вспыхнула во мне с яростной силой. <text:s/>Я открыл рот, чтобы рассказать ей…</text:p>
      <text:p text:style-name="P4">И снова закрыл его.</text:p>
      <text:p text:style-name="P4">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4">Я медленно сунул руку в карман.</text:p>
      <text:p text:style-name="P4">Аликорница продолжала ласково убеждать меня, а я улыбался и кивал ей в ответ. Рука в кармане нащупала брошь Рэйнбоу Дэш.</text:p>
      <text:p text:style-name="P4"/>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дискорд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88">…</text:p>
      <text:p text:style-name="P88">…</text:p>
      <text:p text:style-name="P88">Cluster restarting…</text:p>
      <text:p text:style-name="P88">Zookeeper service initiated. Sending heartbeats to all nodes…</text:p>
      <text:p text:style-name="P88"><text:soft-page-break/>Classloader start…</text:p>
      <text:p text:style-name="P88">Loading dictionaries…</text:p>
      <text:p text:style-name="P88"><text:span text:style-name="T12">Nash </text:span>AI module start…</text:p>
      <text:p text:style-name="P88">Celest AI submodule found… Acquiring…</text:p>
      <text:p text:style-name="P88">UI module start…</text:p>
      <text:p text:style-name="P88">…</text:p>
      <text:p text:style-name="P86">Перегрузка кластера завершена успешно. Все узлы синхронизированы с мастер-сервером.</text:p>
      <text:p text:style-name="P85"/>
      <text:p text:style-name="P85">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4">Ксения обернулась, когда я влетел в серверную.</text:p>
      <text:p text:style-name="P13">– О, Анон? Ты очень вовремя! <text:span text:style-name="T12">Знаешь, я передумала: мы можем встретиться у тебя вечером, если ты не против. Только ни слова о</text:span>б<text:span text:style-name="T12"> М</text:span>ЛП<text:span text:style-name="T12">, ок?</text:span></text:p>
      <text:p text:style-name="P4">Я смотрел на Ксению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Ксения. Просто молодец.</text:p>
      <text:p text:style-name="P13">– Анон, ты куда? Так мы встречаемся вечером, или как?!</text:p>
      <text:p text:style-name="P13">Но я уже мчался к выходу.</text:p>
      <text:p text:style-name="P13"><text:soft-page-break/></text:p>
      <text:p text:style-name="P13">…</text:p>
      <text:p text:style-name="P13"/>
      <text:p text:style-name="P13">Две пары глаз удивлённо уставились на меня с заднего сидения.</text:p>
      <text:p text:style-name="P13">– А где Ксения? Что-то пошло не по плану? – спросила фермерша, пряча верёвки и мешок.</text:p>
      <text:p text:style-name="P13">Я вскочил на водительское место «Навары» и завёл двигатель.</text:p>
      <text:p text:style-name="P13">– Меняем план! Ксения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форменных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0">– Приехали!</text:p>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43"/>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3">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text:soft-page-break/>Второй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oft-page-break/><text:span text:style-name="T12">– Анон…</text:span><text:span text:style-name="T1"> Тут окно разбито… И верёвка висит. – пискнула Флаттершай из кухни.</text:span></text:p>
      <text:p text:style-name="P99"><text:span text:style-name="T12">–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2">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2">Я устало улыбнулся аликорнице </text:span>и осторожно закрыл ноутбук, переводя его в спящий режим<text:span text:style-name="T12">. Пусть о</text:span>битает в собственной фантазии<text:span text:style-name="T12"> </text:span>— нет смысла препираться с ней сейчас. Счастье уже в том, что она уцелела хотя бы в таком виде.</text:p>
      <text:p text:style-name="P100"><text:span text:style-name="T12">– </text:span>Да-да, забери её отсюда поскорее! <text:span text:style-name="T12">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2">– </text:span>А я так хотел продемонстрировать ей класс езды на моноцикле!<text:span text:style-name="T12"> – пожаловался д</text:span>раконикус, ткнув в лежащий рядом гироскутер<text:span text:style-name="T12">. – Но разве Сахарная Ватка ценит настоящее искусство?</text:span></text:p>
      <text:p text:style-name="P110"/>
      <text:h text:style-name="P152" text:outline-level="2">2<text:span text:style-name="T1">9</text:span>. Отбытие</text:h>
      <text:p text:style-name="P113"/>
      <text:p text:style-name="P100"><text:span text:style-name="T12">–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pan text:style-name="T12">–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2">– А что? – невинно захлопал глазами драконикус. – Я, между прочим, </text:span>намного раньше тебя <text:span text:style-name="T12">понял, где </text:span>искать<text:span text:style-name="T12"> Солнцезад</text:span>ую<text:span text:style-name="T12">. Ещё у тебя на работе. Признаюсь честно, я был худшего мнения о тебе, Проводник. Не думал, что ты догадаешься. Но ты всё-таки нашёл </text:span>Сахарную <text:span text:style-name="T12">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ым над головой стулом.</text:p>
      <text:p text:style-name="P100">Оглушённый драконикус попытался отъехать на кресле в сторону, но я припёр его стулом к стенке.</text:p>
      <text:p text:style-name="P127">– Эй-Джей, Флатти, хватайте комп и на выход! Я с ним разберусь! Не теряйте вре..!</text:p>
      <text:p text:style-name="P127">– ТЫ ИДИО..!!!</text:p>
      <text:p text:style-name="P127"><text:soft-page-break/>Дискорд <text:s/>заорал одновременно со мной, прикрываясь от меня руками, когда раздался оглушительный</text:p>
      <text:p text:style-name="P127">… </text:p>
      <text:p text:style-name="P129">БАХ!!!</text:p>
      <text:p text:style-name="P130">…</text:p>
      <text:p text:style-name="P127">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лапе, привязанной к подлокотнику, и покрутил пальцем у виска.</text:p>
      <text:p text:style-name="P100">– Потому что ты напал на него. – пожала плечами Эпплджек. – Я и подумала — тебе виднее. И подсобила маленько.</text:p>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oft-page-break/><text:span text:style-name="T12">– Слушай меня внимательно, </text:span>засранец — <text:span text:style-name="T12">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text:span text:style-name="T12">– Нет! Дискорд </text:span>— не убийца!!!</text:p>
      <text:p text:style-name="P120">С необычной для неё силой Флаттершай вытащила кляп изо рта драконикуса.</text:p>
      <text:p text:style-name="P120"><text:span text:style-name="T12">– </text:span>ДА ТЫ СОВСЕМ БАНАНУЛСЯ, ПРОВОДНИЧЁК!!! ВЫ ВСЕ <text:span text:style-name="T12">ИДИОТЫ </text:span>(все, кроме Флаттершай)<text:span text:style-name="T12">!!! – заорал Дискорд моментально. – <text:s/>Е</text:span>сли я убийца, то ты — жрёшь пони на завтрак, обед и полдник! Дебилы!! Т<text:span text:style-name="T12">рон Эквестрии </text:span>мне <text:span text:style-name="T12">и с доплатой не нужен, я сдыхался этой нудной работёнки тысячи лет назад, чему счастлив безумно!!!</text:span></text:p>
      <text:p text:style-name="P120">Или драконикус — гениальный актёр, или… ?</text:p>
      <text:p text:style-name="P120">Я вернулся к драконикусу и уселся на стул напротив него.</text:p>
      <text:p text:style-name="P120"><text:span text:style-name="T12">– Р</text:span>ассказывай.</text:p>
      <text:p text:style-name="P120">Дискорд немного успокоился.</text:p>
      <text:p text:style-name="P120"><text:s/><text:span text:style-name="T12">– </text:span>Вообще-то, от тебя следовало бы избавиться, Проводник. Не знаю, что ты там разведал в <text:span text:style-name="T26">Большом Откровении</text:span>, но чувствую, что твоё знание может погубить Эквестрию. Но к<text:span text:style-name="T12">ак, интересно, я получу без </text:span>тебя<text:span text:style-name="T12"> приз из… копыт Луны?!! </text:span>Хмурая <text:span text:style-name="T12">Метёлка отправила меня проследить, чтоб ты вернулся обратно. </text:span>Так что е<text:span text:style-name="T12">сли бы вы сюда не заявились, через пять минут я отправился бы за вами сам!</text:span></text:p>
      <text:p text:style-name="P120"><text:span text:style-name="T12">– </text:span>А кто тогда насылал на нас этих уродов с рисованными рожами? Кто пытался убить меня раз за разом?</text:p>
      <text:p text:style-name="P120">У драконикуса глаза полезли на лоб.</text:p>
      <text:p text:style-name="P120"><text:span text:style-name="T12">–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Я задумался. Драконикус, похоже, говорил искренне. Но кто тогда всё это время играл с нами, <text:span text:style-name="T26">словно кот с мышью</text:span>?</text:p>
      <text:p text:style-name="P120"><text:span text:style-name="T12">– </text:span>Анон! <text:span text:style-name="T12">– </text:span>крикнула Эпплджек из прихожей. <text:span text:style-name="T12">–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узлы, пытаясь освободиться.</text:span></text:p>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text:soft-page-break/>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Блё-о-о!</text:p>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Я задрал голову.</text:p>
      <text:p text:style-name="P120">О! Так уже легче! Надо мной всего лишь два этажа. Десять метров верёвки. Если не смотреть вниз, то…</text:p>
      <text:p text:style-name="P122">«…<text:span text:style-name="T26">Будь храбр. Будь стоек. Будь силён. Что бы ни случилось, помни: Эквестрия с тобой. Эквестрия в тебе. Навсегда. И всегда…»</text:span></text:p>
      <text:p text:style-name="P120">Я вытер ладони о штаны, ухватил канат и сделал шаг вперёд… </text:p>
      <text:p text:style-name="P120">…</text:p>
      <text:p text:style-name="P120">Святые яйца, Анон, ты действительно сделал ЭТО!</text:p>
      <text:p text:style-name="P120">…</text:p>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text:soft-page-break/>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text:soft-page-break/></text:p>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text:p>
      <text:p text:style-name="P120">На длинной шее драконикуса разместились Эпплджек и Флаттершай. Я, для сохранения баланса, разместился позади крыльев.</text:p>
      <text:p text:style-name="P120">Дискорд расправил крылья и начал короткую пробежку к краю.</text:p>
      <text:p text:style-name="P120"><text:span text:style-name="T12">–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ограда края крыши промелькнула под нами…</text:p>
      <text:p text:style-name="P120"><text:span text:style-name="T12">–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2">–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text:soft-page-break/></text:h>
      <text:h text:style-name="Heading_20_2" text:outline-level="2"><text:span text:style-name="T1">30</text:span>. Разговор за столиком в <text:span text:style-name="T1">ночи</text:span></text:h>
      <text:p text:style-name="P131"/>
      <text:p text:style-name="P133">Мы почти успели.</text:p>
      <text:p text:style-name="P128">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8">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8">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8">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8">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8">«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8">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8">ХА-ХА-ХА!</text:p>
      <text:p text:style-name="P128">Прямо как сейчас. Как говорится, найди десять отличий.</text:p>
      <text:p text:style-name="P128">Вот только… Только Дэш была бы жива…</text:p>
      <text:p text:style-name="P132">Я тяжело вздохнул.</text:p>
      <text:p text:style-name="P132"/>
      <text:p text:style-name="P132">…</text:p>
      <text:p text:style-name="P132"/>
      <text:p text:style-name="P132"><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2">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8">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2">–</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2">– Т</text:span>ы что за хрен вообще? <text:span text:style-name="T12">– наконец сподобился я на членораздельную речь.</text:span></text:p>
      <text:p text:style-name="P48">Зверь смутился.</text:p>
      <text:p text:style-name="P48"><text:span text:style-name="T12">–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2">С кончика малого рога Анакорна сорвалась молния и под ним материализовался </text:span>зелёный <text:span text:style-name="T12">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2">– Итак, рассказывай, каким ветром тебя сюда занесло. – д</text:span>емиург<text:span text:style-name="T12"> почесал нос. – У меня такое чувство, </text:span>будто<text:span text:style-name="T12">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2">–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text:soft-page-break/>Бля! Вот так всегда!</text:p>
      <text:p text:style-name="P38">Я вздохнул.</text:p>
      <text:p text:style-name="P51"><text:span text:style-name="T12">– Если я расскажу тебе н</text:span>астоящую<text:span text:style-name="T12"> причину </text:span>— ты исчезнешь! <text:span text:style-name="T12">– угрюмо заявил я.</text:span></text:p>
      <text:p text:style-name="P36">Морда Анакорна осветилась радостным озарением.</text:p>
      <text:p text:style-name="P36"/>
      <text:p text:style-name="P51"><text:span text:style-name="T12">–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2">–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2">– Ну… Я не идиот… я видел, что происходит за Чёрным </text:span>э<text:span text:style-name="T12">краном…</text:span></text:p>
      <text:p text:style-name="P51">Я глубоко вздохнул, как перед прыжком в воду.</text:p>
      <text:p text:style-name="P51"><text:span text:style-name="T12">– </text:span>Нет никакого мира-вампира. Мир людей не виноват. <text:span text:style-name="T12">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2">Анакорн </text:span>встал с пуфика<text:span text:style-name="T12"> </text:span>и стал прохаживаться рядом со столом<text:span text:style-name="T12">. </text:span>Перед ним в качестве импровизированной указки плыл в пространстве карандаш.<text:span text:style-name="T12"> На стол</text:span>е раскинулась<text:span text:style-name="T12"> </text:span>голографическая карта Эквуса<text:span text:style-name="T12">. Игрушечные горные пики утопали в крохотных облаках, белые шапки ледников икрились </text:span>на<text:span text:style-name="T12"> полюсах, спокойная гладь </text:span>омывающих <text:span text:style-name="T12">океан</text:span>ов<text:span text:style-name="T12"> переливалась всеми оттенками синего.</text:span></text:p>
      <text:p text:style-name="P38"/>
      <text:p text:style-name="P4"><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4">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4"><text:soft-page-break/><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4">К сожалению, к Эквусу это не относится.</text:p>
      <text:p text:style-name="P4"/>
      <text:p text:style-name="P4">Анакорн развёл копытами и отпил из стакана.</text:p>
      <text:p text:style-name="P4"/>
      <text:p text:style-name="P105"><text:span text:style-name="T53">–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4">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text:soft-page-break/>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2">Анакорн только развёл копытами.</text:p>
      <text:p text:style-name="P102">– Не знаю. Может, ему фунты и ярды больше нравятся.</text:p>
      <text:p text:style-name="P102">–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6">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14" text:note-class="footnote"><text:note-citation>14</text:note-citation><text:note-body><text:p text:style-name="P141">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1">–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5">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text:soft-page-break/>–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text:span text:style-name="T12">.</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8">,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8"> точнее, дерево схожих миров Эквуса </text:span><text:span text:style-name="T54">—</text:span><text:span text:style-name="T48"> создали брони. Разумеется, стержнем им послужил именно сериал, но каждый фанфик </text:span><text:span text:style-name="T54">—</text:span><text:span text:style-name="T48">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text:soft-page-break/></text:p>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8">– Наконец-то я вижу свет в конце тоннеля! Как это не пришло мне в голову! Ты всё отлично увязал! Всё сходится! Более того </text:span><text:span text:style-name="T54">—</text:span><text:span text:style-name="T48"> Анакорн заговорщически подмигнул мне </text:span><text:span text:style-name="T54">—</text:span><text:span text:style-name="T48">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8">!</text:span></text:p>
      <text:p text:style-name="P106">Я подозрительно посмотрел на Анакорна.</text:p>
      <text:p text:style-name="P105"><text:span text:style-name="T18">– </text:span><text:span text:style-name="T48">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8">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2">–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5"><text:span text:style-name="T12">– </text:span>Пиши, как есть. <text:span text:style-name="T12">– </text:span>развёл копытами Анакорн. <text:span text:style-name="T12">–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8">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2">–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2">–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text:soft-page-break/>определённого через сон передать не получится, ты всё равно всё забудешь при пробуждении. Так что будешь сам отдуваться.</text:p>
      <text:p text:style-name="P105"/>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text:soft-page-break/>Теперь — об оплате.</text:p>
      <text:p text:style-name="P100"/>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text:soft-page-break/>возможность. То есть, ты не просто исчезнешь <text:span text:style-name="T24">—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розовых глаз.</text:p>
      <text:p text:style-name="P106">– В другое время, в другом месте, Анон! В другое время, в другом месте!</text:p>
      <text:p text:style-name="P106"/>
      <text:p text:style-name="P109">~~~</text:p>
      <text:p text:style-name="P109"/>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3">Тёмная аликорница тяжело вздохнула.</text:p>
      <text:p text:style-name="P103">–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3">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text:soft-page-break/>– Думал от меня в другой реальности спрятаться?!</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2">– Вот д</text:span>искорд!.. Почему всё так паршиво?.. Я даже не могу уткнуться носом тебе в грудь. Я прохожу сквозь тебя, <text:span text:style-name="T12">–</text:span> всхлипнула сквозь зубы <text:span text:style-name="T1">Дэш</text:span>.</text:p>
      <text:p text:style-name="P99"><text:soft-page-break/>Я опустил руку на шею <text:span text:style-name="T1">пегаски</text:span> и ощутил теплоту и лёгкое покалывание в пустоте.</text:p>
      <text:p text:style-name="P99"><text:span text:style-name="T12">–</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ждать!</text:p>
      <text:p text:style-name="P99"><text:span text:style-name="T1">–</text:span> Да, Дэш. <text:span text:style-name="T1">–</text:span> её образ начал таять. <text:span text:style-name="T1">–</text:span> Да, я помню.</text:p>
      <text:p text:style-name="P99">Я всё ещё помню…</text:p>
      <text:p text:style-name="P53"/>
      <text:h text:style-name="Heading_20_2" text:outline-level="2">Эпилог. Земля</text:h>
      <text:p text:style-name="P112"/>
      <text:p text:style-name="P118">Звон будильника чуть не проломил башку. Я открыл глаза. </text:p>
      <text:p text:style-name="P119"><text:span text:style-name="T1">Бляяяяяяя… Голова чугунная… Вот на кой хрен ложиться в </text:span><text:span text:style-name="T12">два</text:span><text:span text:style-name="T1">, чтоб потом спать до одиннадцати и ни хрена не выспаться при этом?</text:span> На работу опять к часу<text:span text:style-name="T12">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text:p>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7">Мысли вернулись к фантазии.</text:p>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24T19:29:18.269371827</dc:date>
    <meta:editing-duration>P142DT22H49M3S</meta:editing-duration>
    <meta:editing-cycles>8913</meta:editing-cycles>
    <meta:generator>LibreOffice/5.1.6.2$Linux_X86_64 LibreOffice_project/10m0$Build-2</meta:generator>
    <meta:document-statistic meta:table-count="0" meta:image-count="0" meta:object-count="0" meta:page-count="224" meta:paragraph-count="4707" meta:word-count="100090" meta:character-count="662990" meta:non-whitespace-character-count="563113"/>
  </office:meta>
</office:document-meta>
</file>